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16.002cm" fo:margin-top="0.31cm" fo:margin-bottom="0cm" table:align="left" style:writing-mode="lr-tb"/>
    </style:style>
    <style:style style:name="tml0.A" style:family="table-column">
      <style:table-column-properties style:column-width="16.002cm"/>
    </style:style>
    <style:style style:name="tml0.A1" style:family="table-cell">
      <style:table-cell-properties fo:padding="0cm" fo:border="none"/>
    </style:style>
    <style:style style:name="tlim15" style:family="table">
      <style:table-properties style:width="16cm" table:align="left" style:may-break-between-rows="false" style:writing-mode="lr-tb"/>
    </style:style>
    <style:style style:name="tlim15.A" style:family="table-column">
      <style:table-column-properties style:column-width="16cm"/>
    </style:style>
    <style:style style:name="tlim15.A1" style:family="table-cell">
      <style:table-cell-properties fo:padding="0cm" fo:border="none"/>
    </style:style>
    <style:style style:name="tlim22" style:family="table">
      <style:table-properties style:width="16cm" table:align="left" style:may-break-between-rows="false" style:writing-mode="lr-tb"/>
    </style:style>
    <style:style style:name="tlim22.A" style:family="table-column">
      <style:table-column-properties style:column-width="16cm"/>
    </style:style>
    <style:style style:name="tlim22.A1" style:family="table-cell">
      <style:table-cell-properties fo:padding="0cm" fo:border="none"/>
    </style:style>
    <style:style style:name="tlim23" style:family="table">
      <style:table-properties style:width="16cm" table:align="left" style:may-break-between-rows="false" style:writing-mode="lr-tb"/>
    </style:style>
    <style:style style:name="tlim23.A" style:family="table-column">
      <style:table-column-properties style:column-width="16cm"/>
    </style:style>
    <style:style style:name="tlim23.A1" style:family="table-cell">
      <style:table-cell-properties fo:padding="0cm" fo:border="none"/>
    </style:style>
    <style:style style:name="tlim16" style:family="table">
      <style:table-properties style:width="16cm" table:align="left" style:may-break-between-rows="false" style:writing-mode="lr-tb"/>
    </style:style>
    <style:style style:name="tlim16.A" style:family="table-column">
      <style:table-column-properties style:column-width="16cm"/>
    </style:style>
    <style:style style:name="tlim16.A1" style:family="table-cell">
      <style:table-cell-properties fo:padding="0cm" fo:border="none"/>
    </style:style>
    <style:style style:name="tlim17" style:family="table">
      <style:table-properties style:width="16cm" table:align="left" style:may-break-between-rows="false" style:writing-mode="lr-tb"/>
    </style:style>
    <style:style style:name="tlim17.A" style:family="table-column">
      <style:table-column-properties style:column-width="16cm"/>
    </style:style>
    <style:style style:name="tlim17.A1" style:family="table-cell">
      <style:table-cell-properties fo:padding="0cm" fo:border="none"/>
    </style:style>
    <style:style style:name="tlim0" style:family="table">
      <style:table-properties style:width="16cm" table:align="left" style:may-break-between-rows="false" style:writing-mode="lr-tb"/>
    </style:style>
    <style:style style:name="tlim0.A" style:family="table-column">
      <style:table-column-properties style:column-width="16cm"/>
    </style:style>
    <style:style style:name="tlim0.A1" style:family="table-cell">
      <style:table-cell-properties fo:padding="0cm" fo:border="none"/>
    </style:style>
    <style:style style:name="tlim1" style:family="table">
      <style:table-properties style:width="16cm" table:align="left" style:may-break-between-rows="false" style:writing-mode="lr-tb"/>
    </style:style>
    <style:style style:name="tlim1.A" style:family="table-column">
      <style:table-column-properties style:column-width="16cm"/>
    </style:style>
    <style:style style:name="tlim1.A1" style:family="table-cell">
      <style:table-cell-properties fo:padding="0cm" fo:border="none"/>
    </style:style>
    <style:style style:name="tlim2" style:family="table">
      <style:table-properties style:width="16cm" table:align="left" style:may-break-between-rows="false" style:writing-mode="lr-tb"/>
    </style:style>
    <style:style style:name="tlim2.A" style:family="table-column">
      <style:table-column-properties style:column-width="16cm"/>
    </style:style>
    <style:style style:name="tlim2.A1" style:family="table-cell">
      <style:table-cell-properties fo:padding="0cm" fo:border="none"/>
    </style:style>
    <style:style style:name="tlim3" style:family="table">
      <style:table-properties style:width="16cm" table:align="left" style:may-break-between-rows="false" style:writing-mode="lr-tb"/>
    </style:style>
    <style:style style:name="tlim3.A" style:family="table-column">
      <style:table-column-properties style:column-width="16cm"/>
    </style:style>
    <style:style style:name="tlim3.A1" style:family="table-cell">
      <style:table-cell-properties fo:padding="0cm" fo:border="none"/>
    </style:style>
    <style:style style:name="tlim4" style:family="table">
      <style:table-properties style:width="16cm" table:align="left" style:may-break-between-rows="false" style:writing-mode="lr-tb"/>
    </style:style>
    <style:style style:name="tlim4.A" style:family="table-column">
      <style:table-column-properties style:column-width="16cm"/>
    </style:style>
    <style:style style:name="tlim4.A1" style:family="table-cell">
      <style:table-cell-properties fo:padding="0cm" fo:border="none"/>
    </style:style>
    <style:style style:name="tlim5" style:family="table">
      <style:table-properties style:width="16cm" table:align="left" style:may-break-between-rows="false" style:writing-mode="lr-tb"/>
    </style:style>
    <style:style style:name="tlim5.A" style:family="table-column">
      <style:table-column-properties style:column-width="16cm"/>
    </style:style>
    <style:style style:name="tlim5.A1" style:family="table-cell">
      <style:table-cell-properties fo:padding="0cm" fo:border="none"/>
    </style:style>
    <style:style style:name="tlim6" style:family="table">
      <style:table-properties style:width="16cm" table:align="left" style:may-break-between-rows="false" style:writing-mode="lr-tb"/>
    </style:style>
    <style:style style:name="tlim6.A" style:family="table-column">
      <style:table-column-properties style:column-width="16cm"/>
    </style:style>
    <style:style style:name="tlim6.A1" style:family="table-cell">
      <style:table-cell-properties fo:padding="0cm" fo:border="none"/>
    </style:style>
    <style:style style:name="tlim8" style:family="table">
      <style:table-properties style:width="16cm" table:align="left" style:may-break-between-rows="false" style:writing-mode="lr-tb"/>
    </style:style>
    <style:style style:name="tlim8.A" style:family="table-column">
      <style:table-column-properties style:column-width="16cm"/>
    </style:style>
    <style:style style:name="tlim8.A1" style:family="table-cell">
      <style:table-cell-properties fo:padding="0cm" fo:border="none"/>
    </style:style>
    <style:style style:name="tlim18" style:family="table">
      <style:table-properties style:width="16cm" table:align="left" style:may-break-between-rows="false" style:writing-mode="lr-tb"/>
    </style:style>
    <style:style style:name="tlim18.A" style:family="table-column">
      <style:table-column-properties style:column-width="16cm"/>
    </style:style>
    <style:style style:name="tlim18.A1" style:family="table-cell">
      <style:table-cell-properties fo:padding="0cm" fo:border="none"/>
    </style:style>
    <style:style style:name="tlim21" style:family="table">
      <style:table-properties style:width="16cm" table:align="left" style:may-break-between-rows="false" style:writing-mode="lr-tb"/>
    </style:style>
    <style:style style:name="tlim21.A" style:family="table-column">
      <style:table-column-properties style:column-width="16cm"/>
    </style:style>
    <style:style style:name="tlim21.A1" style:family="table-cell">
      <style:table-cell-properties fo:padding="0cm" fo:border="none"/>
    </style:style>
    <style:style style:name="tml1" style:family="table">
      <style:table-properties style:width="16.002cm" fo:margin-top="0.31cm" fo:margin-bottom="0cm" table:align="left" style:writing-mode="lr-tb"/>
    </style:style>
    <style:style style:name="tml1.A" style:family="table-column">
      <style:table-column-properties style:column-width="16.002cm"/>
    </style:style>
    <style:style style:name="tml1.A1" style:family="table-cell">
      <style:table-cell-properties fo:padding="0cm" fo:border="none"/>
    </style:style>
    <style:style style:name="tlim11" style:family="table">
      <style:table-properties style:width="16cm" table:align="left" style:may-break-between-rows="false" style:writing-mode="lr-tb"/>
    </style:style>
    <style:style style:name="tlim11.A" style:family="table-column">
      <style:table-column-properties style:column-width="16cm"/>
    </style:style>
    <style:style style:name="tlim11.A1" style:family="table-cell">
      <style:table-cell-properties fo:padding="0cm" fo:border="none"/>
    </style:style>
    <style:style style:name="tlim12" style:family="table">
      <style:table-properties style:width="16cm" table:align="left" style:may-break-between-rows="false" style:writing-mode="lr-tb"/>
    </style:style>
    <style:style style:name="tlim12.A" style:family="table-column">
      <style:table-column-properties style:column-width="16cm"/>
    </style:style>
    <style:style style:name="tlim12.A1" style:family="table-cell">
      <style:table-cell-properties fo:padding="0cm" fo:border="none"/>
    </style:style>
    <style:style style:name="tlim24" style:family="table">
      <style:table-properties style:width="16cm" table:align="left" style:may-break-between-rows="false" style:writing-mode="lr-tb"/>
    </style:style>
    <style:style style:name="tlim24.A" style:family="table-column">
      <style:table-column-properties style:column-width="16cm"/>
    </style:style>
    <style:style style:name="tlim24.A1" style:family="table-cell">
      <style:table-cell-properties fo:padding="0cm" fo:border="none"/>
    </style:style>
    <style:style style:name="tlim19" style:family="table">
      <style:table-properties style:width="16cm" table:align="left" style:may-break-between-rows="false" style:writing-mode="lr-tb"/>
    </style:style>
    <style:style style:name="tlim19.A" style:family="table-column">
      <style:table-column-properties style:column-width="16cm"/>
    </style:style>
    <style:style style:name="tlim19.A1" style:family="table-cell">
      <style:table-cell-properties fo:padding="0cm" fo:border="none"/>
    </style:style>
    <style:style style:name="tml2" style:family="table">
      <style:table-properties style:width="16.002cm" fo:margin-top="0.31cm" fo:margin-bottom="0cm" table:align="left" style:writing-mode="lr-tb"/>
    </style:style>
    <style:style style:name="tml2.A" style:family="table-column">
      <style:table-column-properties style:column-width="16.002cm"/>
    </style:style>
    <style:style style:name="tml2.A1" style:family="table-cell">
      <style:table-cell-properties fo:padding="0cm" fo:border="none"/>
    </style:style>
    <style:style style:name="tlim13" style:family="table">
      <style:table-properties style:width="16cm" table:align="left" style:may-break-between-rows="false" style:writing-mode="lr-tb"/>
    </style:style>
    <style:style style:name="tlim13.A" style:family="table-column">
      <style:table-column-properties style:column-width="16cm"/>
    </style:style>
    <style:style style:name="tlim13.A1" style:family="table-cell">
      <style:table-cell-properties fo:padding="0cm" fo:border="none"/>
    </style:style>
    <style:style style:name="tlim14" style:family="table">
      <style:table-properties style:width="16cm" table:align="left" style:may-break-between-rows="false" style:writing-mode="lr-tb"/>
    </style:style>
    <style:style style:name="tlim14.A" style:family="table-column">
      <style:table-column-properties style:column-width="16cm"/>
    </style:style>
    <style:style style:name="tlim14.A1" style:family="table-cell">
      <style:table-cell-properties fo:padding="0cm" fo:border="none"/>
    </style:style>
    <style:style style:name="tlim25" style:family="table">
      <style:table-properties style:width="16cm" table:align="left" style:may-break-between-rows="false" style:writing-mode="lr-tb"/>
    </style:style>
    <style:style style:name="tlim25.A" style:family="table-column">
      <style:table-column-properties style:column-width="16cm"/>
    </style:style>
    <style:style style:name="tlim25.A1" style:family="table-cell">
      <style:table-cell-properties fo:padding="0cm" fo:border="none"/>
    </style:style>
    <style:style style:name="tlim20" style:family="table">
      <style:table-properties style:width="16cm" table:align="left" style:may-break-between-rows="false" style:writing-mode="lr-tb"/>
    </style:style>
    <style:style style:name="tlim20.A" style:family="table-column">
      <style:table-column-properties style:column-width="16cm"/>
    </style:style>
    <style:style style:name="tlim20.A1" style:family="table-cell">
      <style:table-cell-properties fo:padding="0cm" fo:border="none"/>
    </style:style>
    <style:style style:name="tml3" style:family="table">
      <style:table-properties style:width="16.002cm" fo:margin-top="0.31cm" fo:margin-bottom="0cm" table:align="left" style:writing-mode="lr-tb"/>
    </style:style>
    <style:style style:name="tml3.A" style:family="table-column">
      <style:table-column-properties style:column-width="16.002cm"/>
    </style:style>
    <style:style style:name="tml3.A1" style:family="table-cell">
      <style:table-cell-properties fo:padding="0cm" fo:border="none"/>
    </style:style>
    <style:style style:name="tlim9" style:family="table">
      <style:table-properties style:width="16cm" table:align="left" style:may-break-between-rows="false" style:writing-mode="lr-tb"/>
    </style:style>
    <style:style style:name="tlim9.A" style:family="table-column">
      <style:table-column-properties style:column-width="16cm"/>
    </style:style>
    <style:style style:name="tlim9.A1" style:family="table-cell">
      <style:table-cell-properties fo:padding="0cm" fo:border="none"/>
    </style:style>
    <style:style style:name="tml4" style:family="table">
      <style:table-properties style:width="16.002cm" fo:margin-top="0.31cm" fo:margin-bottom="0cm" table:align="left" style:writing-mode="lr-tb"/>
    </style:style>
    <style:style style:name="tml4.A" style:family="table-column">
      <style:table-column-properties style:column-width="16.002cm"/>
    </style:style>
    <style:style style:name="tml4.A1" style:family="table-cell">
      <style:table-cell-properties fo:padding="0cm" fo:border="none"/>
    </style:style>
    <style:style style:name="tlim10" style:family="table">
      <style:table-properties style:width="16cm" table:align="left" style:may-break-between-rows="false" style:writing-mode="lr-tb"/>
    </style:style>
    <style:style style:name="tlim10.A" style:family="table-column">
      <style:table-column-properties style:column-width="16cm"/>
    </style:style>
    <style:style style:name="tlim10.A1" style:family="table-cell">
      <style:table-cell-properties fo:padding="0cm" fo:border="none"/>
    </style:style>
    <style:style style:name="tml5" style:family="table">
      <style:table-properties style:width="16.002cm" fo:margin-top="0.31cm" fo:margin-bottom="0cm" table:align="left" style:writing-mode="lr-tb"/>
    </style:style>
    <style:style style:name="tml5.A" style:family="table-column">
      <style:table-column-properties style:column-width="16.002cm"/>
    </style:style>
    <style:style style:name="tml5.A1" style:family="table-cell">
      <style:table-cell-properties fo:padding="0cm" fo:border="none"/>
    </style:style>
    <style:style style:name="tlim7" style:family="table">
      <style:table-properties style:width="16cm" table:align="left" style:may-break-between-rows="false" style:writing-mode="lr-tb"/>
    </style:style>
    <style:style style:name="tlim7.A" style:family="table-column">
      <style:table-column-properties style:column-width="16cm"/>
    </style:style>
    <style:style style:name="tlim7.A1" style:family="table-cell">
      <style:table-cell-properties fo:padding="0cm" fo:border="none"/>
    </style:style>
    <style:style style:name="tp16" style:family="table">
      <style:table-properties style:width="16cm" table:align="left" style:may-break-between-rows="false" style:writing-mode="lr-tb"/>
    </style:style>
    <style:style style:name="tp16.A" style:family="table-column">
      <style:table-column-properties style:column-width="16cm"/>
    </style:style>
    <style:style style:name="tp16.A1" style:family="table-cell">
      <style:table-cell-properties fo:padding="0cm" fo:border="none"/>
    </style:style>
    <style:style style:name="tp23" style:family="table">
      <style:table-properties style:width="16cm" table:align="left" style:may-break-between-rows="false" style:writing-mode="lr-tb"/>
    </style:style>
    <style:style style:name="tp23.A" style:family="table-column">
      <style:table-column-properties style:column-width="16cm"/>
    </style:style>
    <style:style style:name="tp23.A1" style:family="table-cell">
      <style:table-cell-properties fo:padding="0cm" fo:border="none"/>
    </style:style>
    <style:style style:name="tp24" style:family="table">
      <style:table-properties style:width="16cm" table:align="left" style:may-break-between-rows="false" style:writing-mode="lr-tb"/>
    </style:style>
    <style:style style:name="tp24.A" style:family="table-column">
      <style:table-column-properties style:column-width="16cm"/>
    </style:style>
    <style:style style:name="tp24.A1" style:family="table-cell">
      <style:table-cell-properties fo:padding="0cm" fo:border="none"/>
    </style:style>
    <style:style style:name="tp17" style:family="table">
      <style:table-properties style:width="16cm" table:align="left" style:may-break-between-rows="false" style:writing-mode="lr-tb"/>
    </style:style>
    <style:style style:name="tp17.A" style:family="table-column">
      <style:table-column-properties style:column-width="16cm"/>
    </style:style>
    <style:style style:name="tp17.A1" style:family="table-cell">
      <style:table-cell-properties fo:padding="0cm" fo:border="none"/>
    </style:style>
    <style:style style:name="tp18" style:family="table">
      <style:table-properties style:width="16cm" table:align="left" style:may-break-between-rows="false" style:writing-mode="lr-tb"/>
    </style:style>
    <style:style style:name="tp18.A" style:family="table-column">
      <style:table-column-properties style:column-width="16cm"/>
    </style:style>
    <style:style style:name="tp18.A1" style:family="table-cell">
      <style:table-cell-properties fo:padding="0cm" fo:border="none"/>
    </style:style>
    <style:style style:name="tp1" style:family="table">
      <style:table-properties style:width="16cm" table:align="left" style:may-break-between-rows="false" style:writing-mode="lr-tb"/>
    </style:style>
    <style:style style:name="tp1.A" style:family="table-column">
      <style:table-column-properties style:column-width="16cm"/>
    </style:style>
    <style:style style:name="tp1.A1" style:family="table-cell">
      <style:table-cell-properties fo:padding="0cm" fo:border="none"/>
    </style:style>
    <style:style style:name="tp2" style:family="table">
      <style:table-properties style:width="16cm" table:align="left" style:may-break-between-rows="false" style:writing-mode="lr-tb"/>
    </style:style>
    <style:style style:name="tp2.A" style:family="table-column">
      <style:table-column-properties style:column-width="16cm"/>
    </style:style>
    <style:style style:name="tp2.A1" style:family="table-cell">
      <style:table-cell-properties fo:padding="0cm" fo:border="none"/>
    </style:style>
    <style:style style:name="tp3" style:family="table">
      <style:table-properties style:width="16cm" table:align="left" style:may-break-between-rows="false" style:writing-mode="lr-tb"/>
    </style:style>
    <style:style style:name="tp3.A" style:family="table-column">
      <style:table-column-properties style:column-width="16cm"/>
    </style:style>
    <style:style style:name="tp3.A1" style:family="table-cell">
      <style:table-cell-properties fo:padding="0cm" fo:border="none"/>
    </style:style>
    <style:style style:name="tp4" style:family="table">
      <style:table-properties style:width="16cm" table:align="left" style:may-break-between-rows="false" style:writing-mode="lr-tb"/>
    </style:style>
    <style:style style:name="tp4.A" style:family="table-column">
      <style:table-column-properties style:column-width="16cm"/>
    </style:style>
    <style:style style:name="tp4.A1" style:family="table-cell">
      <style:table-cell-properties fo:padding="0cm" fo:border="none"/>
    </style:style>
    <style:style style:name="tp5" style:family="table">
      <style:table-properties style:width="16cm" table:align="left" style:may-break-between-rows="false" style:writing-mode="lr-tb"/>
    </style:style>
    <style:style style:name="tp5.A" style:family="table-column">
      <style:table-column-properties style:column-width="16cm"/>
    </style:style>
    <style:style style:name="tp5.A1" style:family="table-cell">
      <style:table-cell-properties fo:padding="0cm" fo:border="none"/>
    </style:style>
    <style:style style:name="tp6" style:family="table">
      <style:table-properties style:width="16cm" table:align="left" style:may-break-between-rows="false" style:writing-mode="lr-tb"/>
    </style:style>
    <style:style style:name="tp6.A" style:family="table-column">
      <style:table-column-properties style:column-width="16cm"/>
    </style:style>
    <style:style style:name="tp6.A1" style:family="table-cell">
      <style:table-cell-properties fo:padding="0cm" fo:border="none"/>
    </style:style>
    <style:style style:name="tp7" style:family="table">
      <style:table-properties style:width="16cm" table:align="left" style:may-break-between-rows="false" style:writing-mode="lr-tb"/>
    </style:style>
    <style:style style:name="tp7.A" style:family="table-column">
      <style:table-column-properties style:column-width="16cm"/>
    </style:style>
    <style:style style:name="tp7.A1" style:family="table-cell">
      <style:table-cell-properties fo:padding="0cm" fo:border="none"/>
    </style:style>
    <style:style style:name="tp8" style:family="table">
      <style:table-properties style:width="16cm" table:align="left" style:may-break-between-rows="false" style:writing-mode="lr-tb"/>
    </style:style>
    <style:style style:name="tp8.A" style:family="table-column">
      <style:table-column-properties style:column-width="16cm"/>
    </style:style>
    <style:style style:name="tp8.A1" style:family="table-cell">
      <style:table-cell-properties fo:padding="0cm" fo:border="none"/>
    </style:style>
    <style:style style:name="tp9" style:family="table">
      <style:table-properties style:width="16cm" table:align="left" style:may-break-between-rows="false" style:writing-mode="lr-tb"/>
    </style:style>
    <style:style style:name="tp9.A" style:family="table-column">
      <style:table-column-properties style:column-width="16cm"/>
    </style:style>
    <style:style style:name="tp9.A1" style:family="table-cell">
      <style:table-cell-properties fo:padding="0cm" fo:border="none"/>
    </style:style>
    <style:style style:name="tp10" style:family="table">
      <style:table-properties style:width="16cm" table:align="left" style:may-break-between-rows="false" style:writing-mode="lr-tb"/>
    </style:style>
    <style:style style:name="tp10.A" style:family="table-column">
      <style:table-column-properties style:column-width="16cm"/>
    </style:style>
    <style:style style:name="tp10.A1" style:family="table-cell">
      <style:table-cell-properties fo:padding="0cm" fo:border="none"/>
    </style:style>
    <style:style style:name="tp11" style:family="table">
      <style:table-properties style:width="16cm" table:align="left" style:may-break-between-rows="false" style:writing-mode="lr-tb"/>
    </style:style>
    <style:style style:name="tp11.A" style:family="table-column">
      <style:table-column-properties style:column-width="16cm"/>
    </style:style>
    <style:style style:name="tp11.A1" style:family="table-cell">
      <style:table-cell-properties fo:padding="0cm" fo:border="none"/>
    </style:style>
    <style:style style:name="tp12" style:family="table">
      <style:table-properties style:width="16cm" table:align="left" style:may-break-between-rows="false" style:writing-mode="lr-tb"/>
    </style:style>
    <style:style style:name="tp12.A" style:family="table-column">
      <style:table-column-properties style:column-width="16cm"/>
    </style:style>
    <style:style style:name="tp12.A1" style:family="table-cell">
      <style:table-cell-properties fo:padding="0cm" fo:border="none"/>
    </style:style>
    <style:style style:name="tp13" style:family="table">
      <style:table-properties style:width="16cm" table:align="left" style:may-break-between-rows="false" style:writing-mode="lr-tb"/>
    </style:style>
    <style:style style:name="tp13.A" style:family="table-column">
      <style:table-column-properties style:column-width="16cm"/>
    </style:style>
    <style:style style:name="tp13.A1" style:family="table-cell">
      <style:table-cell-properties fo:padding="0cm" fo:border="none"/>
    </style:style>
    <style:style style:name="tp25" style:family="table">
      <style:table-properties style:width="16cm" table:align="left" style:may-break-between-rows="false" style:writing-mode="lr-tb"/>
    </style:style>
    <style:style style:name="tp25.A" style:family="table-column">
      <style:table-column-properties style:column-width="16cm"/>
    </style:style>
    <style:style style:name="tp25.A1" style:family="table-cell">
      <style:table-cell-properties fo:padding="0cm" fo:border="none"/>
    </style:style>
    <style:style style:name="tp14" style:family="table">
      <style:table-properties style:width="16cm" table:align="left" style:may-break-between-rows="false" style:writing-mode="lr-tb"/>
    </style:style>
    <style:style style:name="tp14.A" style:family="table-column">
      <style:table-column-properties style:column-width="16cm"/>
    </style:style>
    <style:style style:name="tp14.A1" style:family="table-cell">
      <style:table-cell-properties fo:padding="0cm" fo:border="none"/>
    </style:style>
    <style:style style:name="tp15" style:family="table">
      <style:table-properties style:width="16cm" table:align="left" style:may-break-between-rows="false" style:writing-mode="lr-tb"/>
    </style:style>
    <style:style style:name="tp15.A" style:family="table-column">
      <style:table-column-properties style:column-width="16cm"/>
    </style:style>
    <style:style style:name="tp15.A1" style:family="table-cell">
      <style:table-cell-properties fo:padding="0cm" fo:border="none"/>
    </style:style>
    <style:style style:name="tp26" style:family="table">
      <style:table-properties style:width="16cm" table:align="left" style:may-break-between-rows="false" style:writing-mode="lr-tb"/>
    </style:style>
    <style:style style:name="tp26.A" style:family="table-column">
      <style:table-column-properties style:column-width="16cm"/>
    </style:style>
    <style:style style:name="tp26.A1" style:family="table-cell">
      <style:table-cell-properties fo:padding="0cm" fo:border="none"/>
    </style:style>
    <style:style style:name="tp19" style:family="table">
      <style:table-properties style:width="16cm" table:align="left" style:may-break-between-rows="false" style:writing-mode="lr-tb"/>
    </style:style>
    <style:style style:name="tp19.A" style:family="table-column">
      <style:table-column-properties style:column-width="16cm"/>
    </style:style>
    <style:style style:name="tp19.A1" style:family="table-cell">
      <style:table-cell-properties fo:padding="0cm" fo:border="none"/>
    </style:style>
    <style:style style:name="tp20" style:family="table">
      <style:table-properties style:width="16cm" table:align="left" style:may-break-between-rows="false" style:writing-mode="lr-tb"/>
    </style:style>
    <style:style style:name="tp20.A" style:family="table-column">
      <style:table-column-properties style:column-width="16cm"/>
    </style:style>
    <style:style style:name="tp20.A1" style:family="table-cell">
      <style:table-cell-properties fo:padding="0cm" fo:border="none"/>
    </style:style>
    <style:style style:name="tf0" style:family="table">
      <style:table-properties style:width="17cm" table:align="margins" style:writing-mode="lr-tb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49cm" fo:border="none"/>
    </style:style>
    <style:style style:name="tf1" style:family="table">
      <style:table-properties style:width="17cm" table:align="margins" style:writing-mode="lr-tb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49cm" fo:border="none"/>
    </style:style>
    <style:style style:name="tf2" style:family="table">
      <style:table-properties style:width="17cm" table:align="margins" style:writing-mode="lr-tb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49cm" fo:border="none"/>
    </style:style>
    <style:style style:name="tf3" style:family="table">
      <style:table-properties style:width="17cm" table:align="margins" style:writing-mode="lr-tb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49cm" fo:border="none"/>
    </style:style>
    <style:style style:name="tf4" style:family="table">
      <style:table-properties style:width="17cm" table:align="margins" style:writing-mode="lr-tb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49cm" fo:border="none"/>
    </style:style>
    <style:style style:name="t16" style:family="table">
      <style:table-properties style:width="16.979cm" fo:margin-left="0.016cm" fo:margin-right="0.005cm" table:align="margins" style:may-break-between-rows="false" style:writing-mode="lr-tb"/>
    </style:style>
    <style:style style:name="t16.A" style:family="table-column">
      <style:table-column-properties style:column-width="2.034cm" style:rel-column-width="7849*"/>
    </style:style>
    <style:style style:name="t16.B" style:family="table-column">
      <style:table-column-properties style:column-width="1.284cm" style:rel-column-width="4956*"/>
    </style:style>
    <style:style style:name="t16.C" style:family="table-column">
      <style:table-column-properties style:column-width="1.307cm" style:rel-column-width="5044*"/>
    </style:style>
    <style:style style:name="t16.H" style:family="table-column">
      <style:table-column-properties style:column-width="1.778cm" style:rel-column-width="6862*"/>
    </style:style>
    <style:style style:name="t16.K" style:family="table-column">
      <style:table-column-properties style:column-width="1.794cm" style:rel-column-width="6924*"/>
    </style:style>
    <style:style style:name="t16.1" style:family="table-row">
      <style:table-row-properties style:min-row-height="0.778cm"/>
    </style:style>
    <style:style style:name="t16.A1" style:family="table-cell">
      <style:table-cell-properties style:vertical-align="bottom"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cm" fo:border-left="0.088cm solid #000000" fo:border-right="none" fo:border-top="0.088cm solid #000000" fo:border-bottom="0.002cm solid #000000"/>
    </style:style>
    <style:style style:name="t16.B2" style:family="table-cell">
      <style:table-cell-properties fo:padding="0cm" fo:border-left="0.002cm solid #000000" fo:border-right="none" fo:border-top="0.088cm solid #000000" fo:border-bottom="0.002cm solid #000000"/>
    </style:style>
    <style:style style:name="t16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cm" fo:border-left="0.002cm solid #000000" fo:border-right="none" fo:border-top="none" fo:border-bottom="0.002cm solid #000000"/>
    </style:style>
    <style:style style:name="t16.4" style:family="table-row">
      <style:table-row-properties style:min-row-height="0.794cm"/>
    </style:style>
    <style:style style:name="t16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6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6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6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6.B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7" style:family="table">
      <style:table-properties style:width="16.993cm" table:align="center" style:may-break-between-rows="false" style:writing-mode="lr-tb"/>
    </style:style>
    <style:style style:name="t17.A" style:family="table-column">
      <style:table-column-properties style:column-width="2.092cm"/>
    </style:style>
    <style:style style:name="t17.B" style:family="table-column">
      <style:table-column-properties style:column-width="1.3cm"/>
    </style:style>
    <style:style style:name="t17.D" style:family="table-column">
      <style:table-column-properties style:column-width="1.298cm"/>
    </style:style>
    <style:style style:name="t17.E" style:family="table-column">
      <style:table-column-properties style:column-width="1.277cm"/>
    </style:style>
    <style:style style:name="t17.H" style:family="table-column">
      <style:table-column-properties style:column-width="1.782cm"/>
    </style:style>
    <style:style style:name="t17.I" style:family="table-column">
      <style:table-column-properties style:column-width="1.78cm"/>
    </style:style>
    <style:style style:name="t17.K" style:family="table-column">
      <style:table-column-properties style:column-width="1.785cm"/>
    </style:style>
    <style:style style:name="t17.1" style:family="table-row">
      <style:table-row-properties style:min-row-height="0.778cm"/>
    </style:style>
    <style:style style:name="t17.A1" style:family="table-cell">
      <style:table-cell-properties style:vertical-align="bottom"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cm" fo:border-left="0.088cm solid #000000" fo:border-right="none" fo:border-top="0.088cm solid #000000" fo:border-bottom="0.002cm solid #000000"/>
    </style:style>
    <style:style style:name="t17.B2" style:family="table-cell">
      <style:table-cell-properties fo:padding="0cm" fo:border-left="0.002cm solid #000000" fo:border-right="none" fo:border-top="0.088cm solid #000000" fo:border-bottom="0.002cm solid #000000"/>
    </style:style>
    <style:style style:name="t17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7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7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7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7.B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3" style:family="table">
      <style:table-properties style:width="16.979cm" fo:margin-left="0.016cm" fo:margin-right="0.005cm" table:align="margins" style:may-break-between-rows="false" style:writing-mode="lr-tb"/>
    </style:style>
    <style:style style:name="t23.A" style:family="table-column">
      <style:table-column-properties style:column-width="2.034cm" style:rel-column-width="7849*"/>
    </style:style>
    <style:style style:name="t23.B" style:family="table-column">
      <style:table-column-properties style:column-width="1.284cm" style:rel-column-width="4956*"/>
    </style:style>
    <style:style style:name="t23.C" style:family="table-column">
      <style:table-column-properties style:column-width="1.307cm" style:rel-column-width="5044*"/>
    </style:style>
    <style:style style:name="t23.H" style:family="table-column">
      <style:table-column-properties style:column-width="1.778cm" style:rel-column-width="6862*"/>
    </style:style>
    <style:style style:name="t23.K" style:family="table-column">
      <style:table-column-properties style:column-width="1.794cm" style:rel-column-width="6924*"/>
    </style:style>
    <style:style style:name="t23.1" style:family="table-row">
      <style:table-row-properties style:min-row-height="0.778cm"/>
    </style:style>
    <style:style style:name="t23.A1" style:family="table-cell">
      <style:table-cell-properties style:vertical-align="bottom" fo:padding="0.097cm" fo:border="none"/>
    </style:style>
    <style:style style:name="t23.2" style:family="table-row">
      <style:table-row-properties style:min-row-height="1.45cm"/>
    </style:style>
    <style:style style:name="t23.A2" style:family="table-cell">
      <style:table-cell-properties fo:padding="0cm" fo:border-left="0.088cm solid #000000" fo:border-right="none" fo:border-top="0.088cm solid #000000" fo:border-bottom="0.002cm solid #000000"/>
    </style:style>
    <style:style style:name="t23.B2" style:family="table-cell">
      <style:table-cell-properties fo:padding="0cm" fo:border-left="0.002cm solid #000000" fo:border-right="none" fo:border-top="0.088cm solid #000000" fo:border-bottom="0.002cm solid #000000"/>
    </style:style>
    <style:style style:name="t23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3.3" style:family="table-row">
      <style:table-row-properties style:min-row-height="0.67cm"/>
    </style:style>
    <style:style style:name="t23.D3" style:family="table-cell">
      <style:table-cell-properties fo:padding="0cm" fo:border-left="0.002cm solid #000000" fo:border-right="none" fo:border-top="none" fo:border-bottom="0.002cm solid #000000"/>
    </style:style>
    <style:style style:name="t23.4" style:family="table-row">
      <style:table-row-properties style:min-row-height="0.794cm"/>
    </style:style>
    <style:style style:name="t23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3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3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3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3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4" style:family="table">
      <style:table-properties style:width="16.993cm" table:align="center" style:may-break-between-rows="false" style:writing-mode="lr-tb"/>
    </style:style>
    <style:style style:name="t24.A" style:family="table-column">
      <style:table-column-properties style:column-width="2.092cm"/>
    </style:style>
    <style:style style:name="t24.B" style:family="table-column">
      <style:table-column-properties style:column-width="1.3cm"/>
    </style:style>
    <style:style style:name="t24.D" style:family="table-column">
      <style:table-column-properties style:column-width="1.298cm"/>
    </style:style>
    <style:style style:name="t24.E" style:family="table-column">
      <style:table-column-properties style:column-width="1.277cm"/>
    </style:style>
    <style:style style:name="t24.H" style:family="table-column">
      <style:table-column-properties style:column-width="1.782cm"/>
    </style:style>
    <style:style style:name="t24.I" style:family="table-column">
      <style:table-column-properties style:column-width="1.78cm"/>
    </style:style>
    <style:style style:name="t24.K" style:family="table-column">
      <style:table-column-properties style:column-width="1.785cm"/>
    </style:style>
    <style:style style:name="t24.1" style:family="table-row">
      <style:table-row-properties style:min-row-height="0.778cm"/>
    </style:style>
    <style:style style:name="t24.A1" style:family="table-cell">
      <style:table-cell-properties style:vertical-align="bottom" fo:padding="0.097cm" fo:border="none"/>
    </style:style>
    <style:style style:name="t24.2" style:family="table-row">
      <style:table-row-properties style:min-row-height="1.45cm"/>
    </style:style>
    <style:style style:name="t24.A2" style:family="table-cell">
      <style:table-cell-properties fo:padding="0cm" fo:border-left="0.088cm solid #000000" fo:border-right="none" fo:border-top="0.088cm solid #000000" fo:border-bottom="0.002cm solid #000000"/>
    </style:style>
    <style:style style:name="t24.B2" style:family="table-cell">
      <style:table-cell-properties fo:padding="0cm" fo:border-left="0.002cm solid #000000" fo:border-right="none" fo:border-top="0.088cm solid #000000" fo:border-bottom="0.002cm solid #000000"/>
    </style:style>
    <style:style style:name="t24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4.3" style:family="table-row">
      <style:table-row-properties style:min-row-height="0.67cm"/>
    </style:style>
    <style:style style:name="t24.D3" style:family="table-cell">
      <style:table-cell-properties fo:padding="0cm" fo:border-left="0.002cm solid #000000" fo:border-right="none" fo:border-top="none" fo:border-bottom="0.002cm solid #000000"/>
    </style:style>
    <style:style style:name="t24.4" style:family="table-row">
      <style:table-row-properties style:min-row-height="0.757cm"/>
    </style:style>
    <style:style style:name="t24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4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4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4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4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8" style:family="table">
      <style:table-properties style:width="16.967cm" fo:margin-left="0.025cm" fo:margin-right="0.009cm" table:align="margins" style:may-break-between-rows="false" style:writing-mode="lr-tb"/>
    </style:style>
    <style:style style:name="t18.A" style:family="table-column">
      <style:table-column-properties style:column-width="2.087cm" style:rel-column-width="8059*"/>
    </style:style>
    <style:style style:name="t18.B" style:family="table-column">
      <style:table-column-properties style:column-width="1.295cm" style:rel-column-width="5000*"/>
    </style:style>
    <style:style style:name="t18.H" style:family="table-column">
      <style:table-column-properties style:column-width="1.778cm" style:rel-column-width="6867*"/>
    </style:style>
    <style:style style:name="t18.K" style:family="table-column">
      <style:table-column-properties style:column-width="1.78cm" style:rel-column-width="6875*"/>
    </style:style>
    <style:style style:name="t18.1" style:family="table-row">
      <style:table-row-properties style:min-row-height="0.778cm"/>
    </style:style>
    <style:style style:name="t18.A1" style:family="table-cell">
      <style:table-cell-properties style:vertical-align="bottom"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cm" fo:border-left="0.088cm solid #000000" fo:border-right="none" fo:border-top="0.088cm solid #000000" fo:border-bottom="0.002cm solid #000000"/>
    </style:style>
    <style:style style:name="t18.B2" style:family="table-cell">
      <style:table-cell-properties fo:padding="0cm" fo:border-left="0.002cm solid #000000" fo:border-right="none" fo:border-top="0.088cm solid #000000" fo:border-bottom="0.002cm solid #000000"/>
    </style:style>
    <style:style style:name="t18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8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8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8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8.B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style:vertical-align="bottom"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cm" fo:border-left="0.088cm solid #000000" fo:border-right="none" fo:border-top="0.088cm solid #000000" fo:border-bottom="0.002cm solid #000000"/>
    </style:style>
    <style:style style:name="t1.B2" style:family="table-cell">
      <style:table-cell-properties fo:padding="0cm" fo:border-left="0.002cm solid #000000" fo:border-right="none" fo:border-top="0.088cm solid #000000" fo:border-bottom="0.002cm solid #000000"/>
    </style:style>
    <style:style style:name="t1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 style:writing-mode="lr-tb"/>
    </style:style>
    <style:style style:name="t2.A" style:family="table-column">
      <style:table-column-properties style:column-width="2.085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2cm"/>
    </style:style>
    <style:style style:name="t2.1" style:family="table-row">
      <style:table-row-properties style:min-row-height="0.778cm"/>
    </style:style>
    <style:style style:name="t2.A1" style:family="table-cell">
      <style:table-cell-properties style:vertical-align="bottom"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cm" fo:border-left="0.088cm solid #000000" fo:border-right="none" fo:border-top="0.088cm solid #000000" fo:border-bottom="0.002cm solid #000000"/>
    </style:style>
    <style:style style:name="t2.B2" style:family="table-cell">
      <style:table-cell-properties fo:padding="0cm" fo:border-left="0.002cm solid #000000" fo:border-right="none" fo:border-top="0.088cm solid #000000" fo:border-bottom="0.002cm solid #000000"/>
    </style:style>
    <style:style style:name="t2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 style:writing-mode="lr-tb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style:vertical-align="bottom"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cm" fo:border-left="0.088cm solid #000000" fo:border-right="none" fo:border-top="0.088cm solid #000000" fo:border-bottom="0.002cm solid #000000"/>
    </style:style>
    <style:style style:name="t3.B2" style:family="table-cell">
      <style:table-cell-properties fo:padding="0cm" fo:border-left="0.002cm solid #000000" fo:border-right="none" fo:border-top="0.088cm solid #000000" fo:border-bottom="0.002cm solid #000000"/>
    </style:style>
    <style:style style:name="t3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3.A13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3.B13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 style:writing-mode="lr-tb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style:vertical-align="bottom"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cm" fo:border-left="0.088cm solid #000000" fo:border-right="none" fo:border-top="0.088cm solid #000000" fo:border-bottom="0.002cm solid #000000"/>
    </style:style>
    <style:style style:name="t4.B2" style:family="table-cell">
      <style:table-cell-properties fo:padding="0cm" fo:border-left="0.002cm solid #000000" fo:border-right="none" fo:border-top="0.088cm solid #000000" fo:border-bottom="0.002cm solid #000000"/>
    </style:style>
    <style:style style:name="t4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4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4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 style:writing-mode="lr-tb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style:vertical-align="bottom"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cm" fo:border-left="0.088cm solid #000000" fo:border-right="none" fo:border-top="0.088cm solid #000000" fo:border-bottom="0.002cm solid #000000"/>
    </style:style>
    <style:style style:name="t5.B2" style:family="table-cell">
      <style:table-cell-properties fo:padding="0cm" fo:border-left="0.002cm solid #000000" fo:border-right="none" fo:border-top="0.088cm solid #000000" fo:border-bottom="0.002cm solid #000000"/>
    </style:style>
    <style:style style:name="t5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5.B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 style:writing-mode="lr-tb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style:vertical-align="bottom"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cm" fo:border-left="0.088cm solid #000000" fo:border-right="none" fo:border-top="0.088cm solid #000000" fo:border-bottom="0.002cm solid #000000"/>
    </style:style>
    <style:style style:name="t6.B2" style:family="table-cell">
      <style:table-cell-properties fo:padding="0cm" fo:border-left="0.002cm solid #000000" fo:border-right="none" fo:border-top="0.088cm solid #000000" fo:border-bottom="0.002cm solid #000000"/>
    </style:style>
    <style:style style:name="t6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6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 style:writing-mode="lr-tb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style:vertical-align="bottom"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cm" fo:border-left="0.088cm solid #000000" fo:border-right="none" fo:border-top="0.088cm solid #000000" fo:border-bottom="0.002cm solid #000000"/>
    </style:style>
    <style:style style:name="t7.B2" style:family="table-cell">
      <style:table-cell-properties fo:padding="0cm" fo:border-left="0.002cm solid #000000" fo:border-right="none" fo:border-top="0.088cm solid #000000" fo:border-bottom="0.002cm solid #000000"/>
    </style:style>
    <style:style style:name="t7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7.A12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7.B12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 style:writing-mode="lr-tb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style:vertical-align="bottom"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cm" fo:border-left="0.088cm solid #000000" fo:border-right="none" fo:border-top="0.088cm solid #000000" fo:border-bottom="0.002cm solid #000000"/>
    </style:style>
    <style:style style:name="t8.B2" style:family="table-cell">
      <style:table-cell-properties fo:padding="0cm" fo:border-left="0.002cm solid #000000" fo:border-right="none" fo:border-top="0.088cm solid #000000" fo:border-bottom="0.002cm solid #000000"/>
    </style:style>
    <style:style style:name="t8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8.B12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9" style:family="table">
      <style:table-properties style:width="16.969cm" table:align="center" style:may-break-between-rows="false" style:writing-mode="lr-tb"/>
    </style:style>
    <style:style style:name="t9.A" style:family="table-column">
      <style:table-column-properties style:column-width="2.087cm"/>
    </style:style>
    <style:style style:name="t9.B" style:family="table-column">
      <style:table-column-properties style:column-width="1.295cm"/>
    </style:style>
    <style:style style:name="t9.H" style:family="table-column">
      <style:table-column-properties style:column-width="1.778cm"/>
    </style:style>
    <style:style style:name="t9.K" style:family="table-column">
      <style:table-column-properties style:column-width="1.78cm"/>
    </style:style>
    <style:style style:name="t9.1" style:family="table-row">
      <style:table-row-properties style:min-row-height="0.778cm"/>
    </style:style>
    <style:style style:name="t9.A1" style:family="table-cell">
      <style:table-cell-properties style:vertical-align="bottom" fo:padding="0.097cm" fo:border="none"/>
    </style:style>
    <style:style style:name="t9.2" style:family="table-row">
      <style:table-row-properties style:min-row-height="1.45cm"/>
    </style:style>
    <style:style style:name="t9.A2" style:family="table-cell">
      <style:table-cell-properties fo:padding="0cm" fo:border-left="0.088cm solid #000000" fo:border-right="none" fo:border-top="0.088cm solid #000000" fo:border-bottom="0.002cm solid #000000"/>
    </style:style>
    <style:style style:name="t9.B2" style:family="table-cell">
      <style:table-cell-properties fo:padding="0cm" fo:border-left="0.002cm solid #000000" fo:border-right="none" fo:border-top="0.088cm solid #000000" fo:border-bottom="0.002cm solid #000000"/>
    </style:style>
    <style:style style:name="t9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9.3" style:family="table-row">
      <style:table-row-properties style:min-row-height="0.67cm"/>
    </style:style>
    <style:style style:name="t9.D3" style:family="table-cell">
      <style:table-cell-properties fo:padding="0cm" fo:border-left="0.002cm solid #000000" fo:border-right="none" fo:border-top="none" fo:border-bottom="0.002cm solid #000000"/>
    </style:style>
    <style:style style:name="t9.4" style:family="table-row">
      <style:table-row-properties style:min-row-height="0.757cm"/>
    </style:style>
    <style:style style:name="t9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9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9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9.A13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9.B13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0" style:family="table">
      <style:table-properties style:width="16.993cm" table:align="center" style:may-break-between-rows="false" style:writing-mode="lr-tb"/>
    </style:style>
    <style:style style:name="t10.A" style:family="table-column">
      <style:table-column-properties style:column-width="5.8cm"/>
    </style:style>
    <style:style style:name="t10.B" style:family="table-column">
      <style:table-column-properties style:column-width="2.062cm"/>
    </style:style>
    <style:style style:name="t10.C" style:family="table-column">
      <style:table-column-properties style:column-width="2.282cm"/>
    </style:style>
    <style:style style:name="t10.F" style:family="table-column">
      <style:table-column-properties style:column-width="2.284cm"/>
    </style:style>
    <style:style style:name="t10.A1" style:family="table-cell">
      <style:table-cell-properties style:vertical-align="bottom"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0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0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0.A3" style:family="table-cell">
      <style:table-cell-properties fo:padding="0.049cm" fo:border-left="0.088cm solid #000000" fo:border-right="none" fo:border-top="none" fo:border-bottom="0.018cm solid #000000"/>
    </style:style>
    <style:style style:name="t10.B3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10.F3" style:family="table-cell">
      <style:table-cell-properties style:vertical-align="middle" fo:padding="0.049cm" fo:border-left="0.018cm solid #000000" fo:border-right="0.088cm solid #000000" fo:border-top="none" fo:border-bottom="0.018cm solid #000000"/>
    </style:style>
    <style:style style:name="t10.8" style:family="table-row">
      <style:table-row-properties style:min-row-height="0.845cm"/>
    </style:style>
    <style:style style:name="t10.A8" style:family="table-cell">
      <style:table-cell-properties fo:padding="0.049cm" fo:border-left="0.088cm solid #000000" fo:border-right="none" fo:border-top="none" fo:border-bottom="0.088cm solid #000000"/>
    </style:style>
    <style:style style:name="t10.B8" style:family="table-cell">
      <style:table-cell-properties style:vertical-align="middle" fo:padding="0.049cm" fo:border-left="0.018cm solid #000000" fo:border-right="none" fo:border-top="none" fo:border-bottom="0.088cm solid #000000"/>
    </style:style>
    <style:style style:name="t10.C8" style:family="table-cell">
      <style:table-cell-properties style:vertical-align="middle" fo:padding="0.049cm" fo:border-left="0.018cm solid #000000" fo:border-right="0.088cm solid #000000" fo:border-top="none" fo:border-bottom="0.088cm solid #000000"/>
    </style:style>
    <style:style style:name="t11" style:family="table">
      <style:table-properties style:width="16.976cm" fo:margin-left="0cm" fo:margin-right="0.025cm" table:align="margins" style:may-break-between-rows="false" style:writing-mode="lr-tb"/>
    </style:style>
    <style:style style:name="t11.A" style:family="table-column">
      <style:table-column-properties style:column-width="5.736cm" style:rel-column-width="22144*"/>
    </style:style>
    <style:style style:name="t11.B" style:family="table-column">
      <style:table-column-properties style:column-width="1.838cm" style:rel-column-width="7095*"/>
    </style:style>
    <style:style style:name="t11.C" style:family="table-column">
      <style:table-column-properties style:column-width="2.351cm" style:rel-column-width="9077*"/>
    </style:style>
    <style:style style:name="t11.F" style:family="table-column">
      <style:table-column-properties style:column-width="2.348cm" style:rel-column-width="9065*"/>
    </style:style>
    <style:style style:name="t11.A1" style:family="table-cell">
      <style:table-cell-properties style:vertical-align="bottom" fo:padding="0.097cm" fo:border-left="none" fo:border-right="none" fo:border-top="none" fo:border-bottom="0.002cm solid #000000"/>
    </style:style>
    <style:style style:name="t11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1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1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1.A3" style:family="table-cell">
      <style:table-cell-properties fo:padding="0.049cm" fo:border-left="0.088cm solid #000000" fo:border-right="none" fo:border-top="none" fo:border-bottom="0.018cm solid #000000"/>
    </style:style>
    <style:style style:name="t11.B3" style:family="table-cell">
      <style:table-cell-properties style:vertical-align="" fo:padding="0.049cm" fo:border-left="0.018cm solid #000000" fo:border-right="none" fo:border-top="none" fo:border-bottom="0.018cm solid #000000"/>
    </style:style>
    <style:style style:name="t11.F3" style:family="table-cell">
      <style:table-cell-properties style:vertical-align="middle" fo:padding="0.049cm" fo:border-left="0.018cm solid #000000" fo:border-right="0.088cm solid #000000" fo:border-top="none" fo:border-bottom="0.018cm solid #000000"/>
    </style:style>
    <style:style style:name="t11.B4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11.8" style:family="table-row">
      <style:table-row-properties style:min-row-height="0.871cm"/>
    </style:style>
    <style:style style:name="t11.A8" style:family="table-cell">
      <style:table-cell-properties fo:padding="0.049cm" fo:border-left="0.088cm solid #000000" fo:border-right="none" fo:border-top="none" fo:border-bottom="0.088cm solid #000000"/>
    </style:style>
    <style:style style:name="t11.B8" style:family="table-cell">
      <style:table-cell-properties style:vertical-align="middle" fo:padding="0.049cm" fo:border-left="0.018cm solid #000000" fo:border-right="none" fo:border-top="none" fo:border-bottom="0.088cm solid #000000"/>
    </style:style>
    <style:style style:name="t11.C8" style:family="table-cell">
      <style:table-cell-properties style:vertical-align="middle" fo:padding="0.049cm" fo:border-left="0.018cm solid #000000" fo:border-right="0.088cm solid #000000" fo:border-top="none" fo:border-bottom="0.088cm solid #000000"/>
    </style:style>
    <style:style style:name="t27" style:family="table">
      <style:table-properties style:width="17cm" table:align="margins" style:may-break-between-rows="false" style:writing-mode="lr-tb"/>
    </style:style>
    <style:style style:name="t27.A" style:family="table-column">
      <style:table-column-properties style:column-width="1.889cm" style:rel-column-width="7281*"/>
    </style:style>
    <style:style style:name="t27.C" style:family="table-column">
      <style:table-column-properties style:column-width="1.889cm" style:rel-column-width="7283*"/>
    </style:style>
    <style:style style:name="t27.D" style:family="table-column">
      <style:table-column-properties style:column-width="1.887cm" style:rel-column-width="7279*"/>
    </style:style>
    <style:style style:name="t27.F" style:family="table-column">
      <style:table-column-properties style:column-width="1.889cm" style:rel-column-width="7285*"/>
    </style:style>
    <style:style style:name="t27.G" style:family="table-column">
      <style:table-column-properties style:column-width="1.887cm" style:rel-column-width="7277*"/>
    </style:style>
    <style:style style:name="t27.I" style:family="table-column">
      <style:table-column-properties style:column-width="1.891cm" style:rel-column-width="7287*"/>
    </style:style>
    <style:style style:name="t27.A1" style:family="table-cell">
      <style:table-cell-properties fo:padding="0.097cm" fo:border="none"/>
    </style:style>
    <style:style style:name="t2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7.G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7.A3" style:family="table-cell">
      <style:table-cell-properties fo:padding="0.051cm" fo:border-left="0.088cm solid #000000" fo:border-right="none" fo:border-top="none" fo:border-bottom="0.002cm solid #000000"/>
    </style:style>
    <style:style style:name="t27.D3" style:family="table-cell">
      <style:table-cell-properties fo:padding="0.051cm" fo:border-left="0.002cm solid #000000" fo:border-right="none" fo:border-top="none" fo:border-bottom="0.002cm solid #000000"/>
    </style:style>
    <style:style style:name="t27.D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7.G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7.A7" style:family="table-cell">
      <style:table-cell-properties fo:padding="0.051cm" fo:border-left="0.088cm solid #000000" fo:border-right="none" fo:border-top="0.002cm solid #000000" fo:border-bottom="0.002cm solid #000000"/>
    </style:style>
    <style:style style:name="t27.B7" style:family="table-cell">
      <style:table-cell-properties fo:padding="0.051cm" fo:border-left="0.002cm solid #000000" fo:border-right="none" fo:border-top="0.002cm solid #000000" fo:border-bottom="0.002cm solid #000000"/>
    </style:style>
    <style:style style:name="t27.I7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27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7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7.I8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7.F10" style:family="table-cell">
      <style:table-cell-properties fo:padding="0.051cm" fo:border-left="0.002cm solid #000000" fo:border-right="none" fo:border-top="none" fo:border-bottom="0.088cm solid #000000"/>
    </style:style>
    <style:style style:name="t12" style:family="table">
      <style:table-properties style:width="16.958cm" table:align="center" style:may-break-between-rows="false" style:writing-mode="lr-tb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589cm"/>
    </style:style>
    <style:style style:name="t12.H" style:family="table-column">
      <style:table-column-properties style:column-width="1.778cm"/>
    </style:style>
    <style:style style:name="t12.J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style:vertical-align="bottom"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cm" fo:border-left="0.088cm solid #000000" fo:border-right="none" fo:border-top="0.088cm solid #000000" fo:border-bottom="0.002cm solid #000000"/>
    </style:style>
    <style:style style:name="t12.B2" style:family="table-cell">
      <style:table-cell-properties fo:padding="0cm" fo:border-left="0.002cm solid #000000" fo:border-right="none" fo:border-top="0.088cm solid #000000" fo:border-bottom="0.002cm solid #000000"/>
    </style:style>
    <style:style style:name="t12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C3" style:family="table-cell">
      <style:table-cell-properties fo:padding="0cm" fo:border-left="0.002cm solid #000000" fo:border-right="none" fo:border-top="none" fo:border-bottom="0.002cm solid #000000"/>
    </style:style>
    <style:style style:name="t12.4" style:family="table-row">
      <style:table-row-properties style:min-row-height="0.896cm"/>
    </style:style>
    <style:style style:name="t12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2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2.B5" style:family="table-cell" style:data-style-name="N0">
      <style:table-cell-properties style:vertical-align="middle" fo:padding="0.049cm" fo:border-left="0.002cm solid #000000" fo:border-right="none" fo:border-top="none" fo:border-bottom="0.002cm solid #000000"/>
    </style:style>
    <style:style style:name="t12.C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2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2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2.B8" style:family="table-cell" style:data-style-name="N0">
      <style:table-cell-properties style:vertical-align="middle" fo:padding="0.049cm" fo:border-left="0.002cm solid #000000" fo:border-right="none" fo:border-top="none" fo:border-bottom="0.088cm solid #000000"/>
    </style:style>
    <style:style style:name="t12.C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3" style:family="table">
      <style:table-properties style:width="16.969cm" table:align="center" style:may-break-between-rows="false" style:writing-mode="lr-tb"/>
    </style:style>
    <style:style style:name="t13.A" style:family="table-column">
      <style:table-column-properties style:column-width="2.087cm"/>
    </style:style>
    <style:style style:name="t13.B" style:family="table-column">
      <style:table-column-properties style:column-width="1.591cm"/>
    </style:style>
    <style:style style:name="t13.H" style:family="table-column">
      <style:table-column-properties style:column-width="1.778cm"/>
    </style:style>
    <style:style style:name="t13.J" style:family="table-column">
      <style:table-column-properties style:column-width="1.78cm"/>
    </style:style>
    <style:style style:name="t13.1" style:family="table-row">
      <style:table-row-properties style:min-row-height="0.778cm"/>
    </style:style>
    <style:style style:name="t13.A1" style:family="table-cell">
      <style:table-cell-properties style:vertical-align="bottom"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cm" fo:border-left="0.088cm solid #000000" fo:border-right="none" fo:border-top="0.088cm solid #000000" fo:border-bottom="0.002cm solid #000000"/>
    </style:style>
    <style:style style:name="t13.B2" style:family="table-cell">
      <style:table-cell-properties fo:padding="0cm" fo:border-left="0.002cm solid #000000" fo:border-right="none" fo:border-top="0.088cm solid #000000" fo:border-bottom="0.002cm solid #000000"/>
    </style:style>
    <style:style style:name="t13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C3" style:family="table-cell">
      <style:table-cell-properties fo:padding="0cm" fo:border-left="0.002cm solid #000000" fo:border-right="none" fo:border-top="none" fo:border-bottom="0.002cm solid #000000"/>
    </style:style>
    <style:style style:name="t13.4" style:family="table-row">
      <style:table-row-properties style:min-row-height="0.938cm"/>
    </style:style>
    <style:style style:name="t13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3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3.B5" style:family="table-cell" style:data-style-name="N100">
      <style:table-cell-properties style:vertical-align="middle" fo:padding="0.049cm" fo:border-left="0.002cm solid #000000" fo:border-right="none" fo:border-top="none" fo:border-bottom="0.002cm solid #000000"/>
    </style:style>
    <style:style style:name="t13.C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3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3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3.B8" style:family="table-cell" style:data-style-name="N100">
      <style:table-cell-properties style:vertical-align="middle" fo:padding="0.049cm" fo:border-left="0.002cm solid #000000" fo:border-right="none" fo:border-top="none" fo:border-bottom="0.088cm solid #000000"/>
    </style:style>
    <style:style style:name="t13.C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5" style:family="table">
      <style:table-properties style:width="16.969cm" table:align="center" style:may-break-between-rows="false" style:writing-mode="lr-tb"/>
    </style:style>
    <style:style style:name="t25.A" style:family="table-column">
      <style:table-column-properties style:column-width="2.087cm"/>
    </style:style>
    <style:style style:name="t25.B" style:family="table-column">
      <style:table-column-properties style:column-width="1.591cm"/>
    </style:style>
    <style:style style:name="t25.H" style:family="table-column">
      <style:table-column-properties style:column-width="1.778cm"/>
    </style:style>
    <style:style style:name="t25.J" style:family="table-column">
      <style:table-column-properties style:column-width="1.78cm"/>
    </style:style>
    <style:style style:name="t25.1" style:family="table-row">
      <style:table-row-properties style:min-row-height="0.778cm"/>
    </style:style>
    <style:style style:name="t25.A1" style:family="table-cell">
      <style:table-cell-properties style:vertical-align="bottom" fo:padding="0.097cm" fo:border="none"/>
    </style:style>
    <style:style style:name="t25.2" style:family="table-row">
      <style:table-row-properties style:min-row-height="1.45cm"/>
    </style:style>
    <style:style style:name="t25.A2" style:family="table-cell">
      <style:table-cell-properties fo:padding="0cm" fo:border-left="0.088cm solid #000000" fo:border-right="none" fo:border-top="0.088cm solid #000000" fo:border-bottom="0.002cm solid #000000"/>
    </style:style>
    <style:style style:name="t25.B2" style:family="table-cell">
      <style:table-cell-properties fo:padding="0cm" fo:border-left="0.002cm solid #000000" fo:border-right="none" fo:border-top="0.088cm solid #000000" fo:border-bottom="0.002cm solid #000000"/>
    </style:style>
    <style:style style:name="t25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5.3" style:family="table-row">
      <style:table-row-properties style:min-row-height="0.67cm"/>
    </style:style>
    <style:style style:name="t25.C3" style:family="table-cell">
      <style:table-cell-properties fo:padding="0cm" fo:border-left="0.002cm solid #000000" fo:border-right="none" fo:border-top="none" fo:border-bottom="0.002cm solid #000000"/>
    </style:style>
    <style:style style:name="t25.4" style:family="table-row">
      <style:table-row-properties style:min-row-height="0.938cm"/>
    </style:style>
    <style:style style:name="t25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25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5.B5" style:family="table-cell" style:data-style-name="N100">
      <style:table-cell-properties style:vertical-align="middle" fo:padding="0.049cm" fo:border-left="0.002cm solid #000000" fo:border-right="none" fo:border-top="none" fo:border-bottom="0.002cm solid #000000"/>
    </style:style>
    <style:style style:name="t25.C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5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5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5.B8" style:family="table-cell" style:data-style-name="N100">
      <style:table-cell-properties style:vertical-align="middle" fo:padding="0.049cm" fo:border-left="0.002cm solid #000000" fo:border-right="none" fo:border-top="none" fo:border-bottom="0.088cm solid #000000"/>
    </style:style>
    <style:style style:name="t25.C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4" style:family="table">
      <style:table-properties style:width="16.969cm" table:align="center" style:may-break-between-rows="false" style:writing-mode="lr-tb"/>
    </style:style>
    <style:style style:name="t14.A" style:family="table-column">
      <style:table-column-properties style:column-width="2.087cm"/>
    </style:style>
    <style:style style:name="t14.B" style:family="table-column">
      <style:table-column-properties style:column-width="1.591cm"/>
    </style:style>
    <style:style style:name="t14.H" style:family="table-column">
      <style:table-column-properties style:column-width="1.778cm"/>
    </style:style>
    <style:style style:name="t14.J" style:family="table-column">
      <style:table-column-properties style:column-width="1.78cm"/>
    </style:style>
    <style:style style:name="t14.1" style:family="table-row">
      <style:table-row-properties style:min-row-height="0.778cm"/>
    </style:style>
    <style:style style:name="t14.A1" style:family="table-cell">
      <style:table-cell-properties style:vertical-align="bottom"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cm" fo:border-left="0.088cm solid #000000" fo:border-right="none" fo:border-top="0.088cm solid #000000" fo:border-bottom="0.002cm solid #000000"/>
    </style:style>
    <style:style style:name="t14.B2" style:family="table-cell">
      <style:table-cell-properties fo:padding="0cm" fo:border-left="0.002cm solid #000000" fo:border-right="none" fo:border-top="0.088cm solid #000000" fo:border-bottom="0.002cm solid #000000"/>
    </style:style>
    <style:style style:name="t14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C3" style:family="table-cell">
      <style:table-cell-properties fo:padding="0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4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4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4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4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4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5" style:family="table">
      <style:table-properties style:width="16.969cm" table:align="center" style:may-break-between-rows="false" style:writing-mode="lr-tb"/>
    </style:style>
    <style:style style:name="t15.A" style:family="table-column">
      <style:table-column-properties style:column-width="2.087cm"/>
    </style:style>
    <style:style style:name="t15.B" style:family="table-column">
      <style:table-column-properties style:column-width="1.591cm"/>
    </style:style>
    <style:style style:name="t15.H" style:family="table-column">
      <style:table-column-properties style:column-width="1.778cm"/>
    </style:style>
    <style:style style:name="t15.J" style:family="table-column">
      <style:table-column-properties style:column-width="1.78cm"/>
    </style:style>
    <style:style style:name="t15.1" style:family="table-row">
      <style:table-row-properties style:min-row-height="0.778cm"/>
    </style:style>
    <style:style style:name="t15.A1" style:family="table-cell">
      <style:table-cell-properties style:vertical-align="bottom"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cm" fo:border-left="0.088cm solid #000000" fo:border-right="none" fo:border-top="0.088cm solid #000000" fo:border-bottom="0.002cm solid #000000"/>
    </style:style>
    <style:style style:name="t15.B2" style:family="table-cell">
      <style:table-cell-properties fo:padding="0cm" fo:border-left="0.002cm solid #000000" fo:border-right="none" fo:border-top="0.088cm solid #000000" fo:border-bottom="0.002cm solid #000000"/>
    </style:style>
    <style:style style:name="t15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C3" style:family="table-cell">
      <style:table-cell-properties fo:padding="0cm" fo:border-left="0.002cm solid #000000" fo:border-right="none" fo:border-top="none" fo:border-bottom="0.002cm solid #000000"/>
    </style:style>
    <style:style style:name="t15.4" style:family="table-row">
      <style:table-row-properties style:min-row-height="0.679cm"/>
    </style:style>
    <style:style style:name="t15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5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5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5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5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5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6" style:family="table">
      <style:table-properties style:width="16.969cm" table:align="center" style:may-break-between-rows="false" style:writing-mode="lr-tb"/>
    </style:style>
    <style:style style:name="t26.A" style:family="table-column">
      <style:table-column-properties style:column-width="2.087cm"/>
    </style:style>
    <style:style style:name="t26.B" style:family="table-column">
      <style:table-column-properties style:column-width="1.591cm"/>
    </style:style>
    <style:style style:name="t26.H" style:family="table-column">
      <style:table-column-properties style:column-width="1.778cm"/>
    </style:style>
    <style:style style:name="t26.J" style:family="table-column">
      <style:table-column-properties style:column-width="1.78cm"/>
    </style:style>
    <style:style style:name="t26.1" style:family="table-row">
      <style:table-row-properties style:min-row-height="0.778cm"/>
    </style:style>
    <style:style style:name="t26.A1" style:family="table-cell">
      <style:table-cell-properties style:vertical-align="bottom" fo:padding="0.097cm" fo:border="none"/>
    </style:style>
    <style:style style:name="t26.2" style:family="table-row">
      <style:table-row-properties style:min-row-height="1.45cm"/>
    </style:style>
    <style:style style:name="t26.A2" style:family="table-cell">
      <style:table-cell-properties fo:padding="0cm" fo:border-left="0.088cm solid #000000" fo:border-right="none" fo:border-top="0.088cm solid #000000" fo:border-bottom="0.002cm solid #000000"/>
    </style:style>
    <style:style style:name="t26.B2" style:family="table-cell">
      <style:table-cell-properties fo:padding="0cm" fo:border-left="0.002cm solid #000000" fo:border-right="none" fo:border-top="0.088cm solid #000000" fo:border-bottom="0.002cm solid #000000"/>
    </style:style>
    <style:style style:name="t26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6.3" style:family="table-row">
      <style:table-row-properties style:min-row-height="0.67cm"/>
    </style:style>
    <style:style style:name="t26.C3" style:family="table-cell">
      <style:table-cell-properties fo:padding="0cm" fo:border-left="0.002cm solid #000000" fo:border-right="none" fo:border-top="none" fo:border-bottom="0.002cm solid #000000"/>
    </style:style>
    <style:style style:name="t26.4" style:family="table-row">
      <style:table-row-properties style:min-row-height="0.679cm"/>
    </style:style>
    <style:style style:name="t26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26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6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6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6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6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9" style:family="table">
      <style:table-properties style:width="16.969cm" table:align="center" style:may-break-between-rows="false" style:writing-mode="lr-tb"/>
    </style:style>
    <style:style style:name="t19.A" style:family="table-column">
      <style:table-column-properties style:column-width="2.087cm"/>
    </style:style>
    <style:style style:name="t19.B" style:family="table-column">
      <style:table-column-properties style:column-width="1.295cm"/>
    </style:style>
    <style:style style:name="t19.H" style:family="table-column">
      <style:table-column-properties style:column-width="1.778cm"/>
    </style:style>
    <style:style style:name="t19.K" style:family="table-column">
      <style:table-column-properties style:column-width="1.78cm"/>
    </style:style>
    <style:style style:name="t19.1" style:family="table-row">
      <style:table-row-properties style:min-row-height="0.778cm"/>
    </style:style>
    <style:style style:name="t19.A1" style:family="table-cell">
      <style:table-cell-properties style:vertical-align="bottom"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cm" fo:border-left="0.088cm solid #000000" fo:border-right="none" fo:border-top="0.088cm solid #000000" fo:border-bottom="0.002cm solid #000000"/>
    </style:style>
    <style:style style:name="t19.B2" style:family="table-cell">
      <style:table-cell-properties fo:padding="0cm" fo:border-left="0.002cm solid #000000" fo:border-right="none" fo:border-top="0.088cm solid #000000" fo:border-bottom="0.002cm solid #000000"/>
    </style:style>
    <style:style style:name="t19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cm" fo:border-left="0.002cm solid #000000" fo:border-right="none" fo:border-top="none" fo:border-bottom="0.002cm solid #000000"/>
    </style:style>
    <style:style style:name="t19.4" style:family="table-row">
      <style:table-row-properties style:min-row-height="0.757cm"/>
    </style:style>
    <style:style style:name="t19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9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9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9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9.B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0" style:family="table">
      <style:table-properties style:width="16.969cm" table:align="center" style:may-break-between-rows="false" style:writing-mode="lr-tb"/>
    </style:style>
    <style:style style:name="t20.A" style:family="table-column">
      <style:table-column-properties style:column-width="2.087cm"/>
    </style:style>
    <style:style style:name="t20.B" style:family="table-column">
      <style:table-column-properties style:column-width="1.591cm"/>
    </style:style>
    <style:style style:name="t20.H" style:family="table-column">
      <style:table-column-properties style:column-width="1.778cm"/>
    </style:style>
    <style:style style:name="t20.J" style:family="table-column">
      <style:table-column-properties style:column-width="1.78cm"/>
    </style:style>
    <style:style style:name="t20.1" style:family="table-row">
      <style:table-row-properties style:min-row-height="0.778cm"/>
    </style:style>
    <style:style style:name="t20.A1" style:family="table-cell">
      <style:table-cell-properties style:vertical-align="bottom"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cm" fo:border-left="0.088cm solid #000000" fo:border-right="none" fo:border-top="0.088cm solid #000000" fo:border-bottom="0.002cm solid #000000"/>
    </style:style>
    <style:style style:name="t20.B2" style:family="table-cell">
      <style:table-cell-properties fo:padding="0cm" fo:border-left="0.002cm solid #000000" fo:border-right="none" fo:border-top="0.088cm solid #000000" fo:border-bottom="0.002cm solid #000000"/>
    </style:style>
    <style:style style:name="t20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C3" style:family="table-cell">
      <style:table-cell-properties fo:padding="0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20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0.B5" style:family="table-cell" style:data-style-name="N0">
      <style:table-cell-properties style:vertical-align="middle" fo:padding="0.049cm" fo:border-left="0.002cm solid #000000" fo:border-right="none" fo:border-top="none" fo:border-bottom="0.002cm solid #000000"/>
    </style:style>
    <style:style style:name="t20.C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0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0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0.B9" style:family="table-cell" style:data-style-name="N0">
      <style:table-cell-properties style:vertical-align="middle" fo:padding="0.049cm" fo:border-left="0.002cm solid #000000" fo:border-right="none" fo:border-top="none" fo:border-bottom="0.088cm solid #000000"/>
    </style:style>
    <style:style style:name="t20.C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1" style:family="table">
      <style:table-properties style:width="16.969cm" table:align="center" style:may-break-between-rows="false" style:writing-mode="lr-tb"/>
    </style:style>
    <style:style style:name="t21.A" style:family="table-column">
      <style:table-column-properties style:column-width="2.087cm"/>
    </style:style>
    <style:style style:name="t21.B" style:family="table-column">
      <style:table-column-properties style:column-width="1.591cm"/>
    </style:style>
    <style:style style:name="t21.H" style:family="table-column">
      <style:table-column-properties style:column-width="1.778cm"/>
    </style:style>
    <style:style style:name="t21.J" style:family="table-column">
      <style:table-column-properties style:column-width="1.78cm"/>
    </style:style>
    <style:style style:name="t21.1" style:family="table-row">
      <style:table-row-properties style:min-row-height="0.778cm"/>
    </style:style>
    <style:style style:name="t21.A1" style:family="table-cell">
      <style:table-cell-properties style:vertical-align="bottom"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cm" fo:border-left="0.088cm solid #000000" fo:border-right="none" fo:border-top="0.088cm solid #000000" fo:border-bottom="0.002cm solid #000000"/>
    </style:style>
    <style:style style:name="t21.B2" style:family="table-cell">
      <style:table-cell-properties fo:padding="0cm" fo:border-left="0.002cm solid #000000" fo:border-right="none" fo:border-top="0.088cm solid #000000" fo:border-bottom="0.002cm solid #000000"/>
    </style:style>
    <style:style style:name="t21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C3" style:family="table-cell">
      <style:table-cell-properties fo:padding="0cm" fo:border-left="0.002cm solid #000000" fo:border-right="none" fo:border-top="none" fo:border-bottom="0.002cm solid #000000"/>
    </style:style>
    <style:style style:name="t21.4" style:family="table-row">
      <style:table-row-properties style:min-row-height="0.868cm"/>
    </style:style>
    <style:style style:name="t21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21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1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1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1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1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2" style:family="table">
      <style:table-properties style:width="16.969cm" table:align="center" style:may-break-between-rows="false" style:writing-mode="lr-tb"/>
    </style:style>
    <style:style style:name="t22.A" style:family="table-column">
      <style:table-column-properties style:column-width="2.087cm"/>
    </style:style>
    <style:style style:name="t22.B" style:family="table-column">
      <style:table-column-properties style:column-width="1.295cm"/>
    </style:style>
    <style:style style:name="t22.H" style:family="table-column">
      <style:table-column-properties style:column-width="1.778cm"/>
    </style:style>
    <style:style style:name="t22.K" style:family="table-column">
      <style:table-column-properties style:column-width="1.78cm"/>
    </style:style>
    <style:style style:name="t22.1" style:family="table-row">
      <style:table-row-properties style:min-row-height="0.778cm"/>
    </style:style>
    <style:style style:name="t22.A1" style:family="table-cell">
      <style:table-cell-properties style:vertical-align="bottom" fo:padding="0.097cm" fo:border="none"/>
    </style:style>
    <style:style style:name="t22.2" style:family="table-row">
      <style:table-row-properties style:min-row-height="1.45cm"/>
    </style:style>
    <style:style style:name="t22.A2" style:family="table-cell">
      <style:table-cell-properties fo:padding="0cm" fo:border-left="0.088cm solid #000000" fo:border-right="none" fo:border-top="0.088cm solid #000000" fo:border-bottom="0.002cm solid #000000"/>
    </style:style>
    <style:style style:name="t22.B2" style:family="table-cell">
      <style:table-cell-properties fo:padding="0cm" fo:border-left="0.002cm solid #000000" fo:border-right="none" fo:border-top="0.088cm solid #000000" fo:border-bottom="0.002cm solid #000000"/>
    </style:style>
    <style:style style:name="t22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2.3" style:family="table-row">
      <style:table-row-properties style:min-row-height="0.67cm"/>
    </style:style>
    <style:style style:name="t22.D3" style:family="table-cell">
      <style:table-cell-properties fo:padding="0cm" fo:border-left="0.002cm solid #000000" fo:border-right="none" fo:border-top="none" fo:border-bottom="0.002cm solid #000000"/>
    </style:style>
    <style:style style:name="t22.4" style:family="table-row">
      <style:table-row-properties style:min-row-height="0.757cm"/>
    </style:style>
    <style:style style:name="t22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2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2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2.A10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2.B10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97cm" fo:border="none"/>
    </style:style>
    <style:style style:name="Таблица1.C2" style:family="table-cell">
      <style:table-cell-properties style:vertical-align="" fo:padding="0.097cm" fo:border="none"/>
    </style:style>
    <style:style style:name="Таблица1.B4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lim26" style:family="table">
      <style:table-properties style:width="16cm" table:align="left" style:may-break-between-rows="false" style:writing-mode="lr-tb"/>
    </style:style>
    <style:style style:name="tlim26.A" style:family="table-column">
      <style:table-column-properties style:column-width="16cm"/>
    </style:style>
    <style:style style:name="tlim26.A1" style:family="table-cell">
      <style:table-cell-properties fo:padding="0cm" fo:border="none"/>
    </style:style>
    <style:style style:name="tp27" style:family="table">
      <style:table-properties style:width="16cm" table:align="left" style:may-break-between-rows="false" style:writing-mode="lr-tb"/>
    </style:style>
    <style:style style:name="tp27.A" style:family="table-column">
      <style:table-column-properties style:column-width="16cm"/>
    </style:style>
    <style:style style:name="tp27.A1" style:family="table-cell">
      <style:table-cell-properties fo:padding="0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93cm" fo:margin-right="0.093cm" fo:orphans="2" fo:widows="2" fo:hyphenation-ladder-count="no-limit" fo:text-indent="0cm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93cm" fo:margin-right="0.093cm" fo:orphans="2" fo:widows="2" fo:hyphenation-ladder-count="no-limit" fo:text-indent="0cm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0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cm" fo:margin-bottom="0cm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7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63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4" style:family="paragraph" style:parent-style-name="Standard">
      <style:paragraph-properties fo:margin-left="0.101cm" fo:margin-right="0.101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101cm" fo:margin-right="0.101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7" style:family="paragraph" style:parent-style-name="Standard">
      <style:paragraph-properties fo:margin-top="0.259cm" fo:margin-bottom="0cm"/>
      <style:text-properties style:font-name="Arial"/>
    </style:style>
    <style:style style:name="P68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69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2" style:family="paragraph" style:parent-style-name="Standard">
      <style:text-properties fo:color="#ff3333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3" style:family="paragraph" style:parent-style-name="Standard" style:list-style-name="WW8Num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4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5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6" style:family="paragraph" style:parent-style-name="Heading_20_2">
      <style:text-properties style:font-name="Arial" fo:font-size="10pt" style:font-size-asian="10pt" style:font-size-complex="10pt"/>
    </style:style>
    <style:style style:name="P77" style:family="paragraph" style:parent-style-name="Heading_20_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"/>
    </style:style>
    <style:style style:name="T18" style:family="text">
      <style:text-properties fo:language="en" fo:country="US" style:font-weight-complex="bold"/>
    </style:style>
    <style:style style:name="T19" style:family="text">
      <style:text-properties fo:language="en" fo:country="US" style:font-name-asian="Symbol" style:font-name-complex="Symbol" style:font-weight-complex="bold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" style:font-weight-complex="bold"/>
    </style:style>
    <style:style style:name="T22" style:family="text">
      <style:text-properties fo:language="en" fo:country="US" style:font-name-complex="Arial"/>
    </style:style>
    <style:style style:name="T23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4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5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6" style:family="text">
      <style:text-properties fo:language="en" fo:country="US" style:font-name-complex="Symbol1"/>
    </style:style>
    <style:style style:name="T27" style:family="text">
      <style:text-properties fo:language="en" fo:country="US" fo:background-color="transparent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language="en" fo:country="US" style:font-name-asian="Times New Roman" style:font-name-complex="Times New Roman"/>
    </style:style>
    <style:style style:name="T30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2" style:family="text">
      <style:text-properties style:text-position="super 58%"/>
    </style:style>
    <style:style style:name="T33" style:family="text">
      <style:text-properties style:text-position="super 58%" style:text-underline-style="none"/>
    </style:style>
    <style:style style:name="T34" style:family="text">
      <style:text-properties style:text-position="super 58%" fo:language="en" fo:country="US"/>
    </style:style>
    <style:style style:name="T3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text-position="super 58%" fo:language="en" fo:country="US" fo:font-style="italic" style:font-style-asian="italic" style:font-style-complex="italic"/>
    </style:style>
    <style:style style:name="T37" style:family="text">
      <style:text-properties style:text-position="super 58%" fo:font-style="italic" style:font-style-asian="italic" style:font-style-complex="italic"/>
    </style:style>
    <style:style style:name="T38" style:family="text">
      <style:text-properties style:text-position="super 58%" style:text-underline-style="solid" style:text-underline-width="auto" style:text-underline-color="font-color"/>
    </style:style>
    <style:style style:name="T39" style:family="text">
      <style:text-properties style:text-position="super 58%" fo:language="ru" fo:country="RU" style:font-name-asian="Times New Roman" style:font-name-complex="Times New Roman"/>
    </style:style>
    <style:style style:name="T40" style:family="text">
      <style:text-properties style:text-position="super 58%" fo:language="ru" fo:country="RU" style:font-name-asian="Times New Roman" style:font-name-complex="Times New Roman1"/>
    </style:style>
    <style:style style:name="T41" style:family="text">
      <style:text-properties style:text-position="super 58%" fo:language="ru" fo:country="RU" fo:font-style="normal" style:font-style-asian="normal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name-complex="Symbol" style:font-style-complex="italic"/>
    </style:style>
    <style:style style:name="T44" style:family="text">
      <style:text-properties style:text-position="sub 58%"/>
    </style:style>
    <style:style style:name="T45" style:family="text">
      <style:text-properties style:text-position="sub 58%" fo:language="en" fo:country="US"/>
    </style:style>
    <style:style style:name="T46" style:family="text">
      <style:text-properties style:text-position="sub 58%" fo:language="en" fo:country="US" fo:font-style="italic" style:font-style-asian="italic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8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9" style:family="text">
      <style:text-properties style:text-position="sub 58%" fo:language="en" fo:country="US" style:font-name-asian="Times New Roman" style:font-name-complex="Times New Roman"/>
    </style:style>
    <style:style style:name="T50" style:family="text">
      <style:text-properties style:text-position="sub 58%" fo:font-style="italic" style:font-style-asian="italic" style:font-style-complex="italic"/>
    </style:style>
    <style:style style:name="T51" style:family="text">
      <style:text-properties style:text-position="sub 58%" fo:language="ru" fo:country="RU"/>
    </style:style>
    <style:style style:name="T52" style:family="text">
      <style:text-properties style:text-position="sub 58%" fo:language="ru" fo:country="RU" fo:font-style="normal" style:font-style-asian="normal" style:font-style-complex="normal"/>
    </style:style>
    <style:style style:name="T53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58" style:family="text">
      <style:text-properties fo:language="ru" fo:country="RU" style:font-name-asian="Times New Roman" style:font-name-complex="Times New Roman1"/>
    </style:style>
    <style:style style:name="T59" style:family="text">
      <style:text-properties fo:language="ru" fo:country="RU" style:font-name-asian="Times New Roman" style:font-name-complex="Times New Roman"/>
    </style:style>
    <style:style style:name="T60" style:family="text">
      <style:text-properties fo:language="ru" fo:country="RU" fo:font-style="normal" style:font-style-asian="normal" style:font-style-complex="normal"/>
    </style:style>
    <style:style style:name="T61" style:family="text">
      <style:text-properties style:text-position="0% 100%"/>
    </style:style>
    <style:style style:name="T62" style:family="text">
      <style:text-properties style:text-position="0% 100%" style:font-name-asian="Times New Roman" style:font-name-complex="Times New Roman"/>
    </style:style>
    <style:style style:name="T63" style:family="text">
      <style:text-properties style:text-position="0% 100%" style:text-underline-style="none"/>
    </style:style>
    <style:style style:name="T64" style:family="text">
      <style:text-properties style:text-position="0% 100%" fo:language="en" fo:country="US"/>
    </style:style>
    <style:style style:name="T6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8" style:family="text">
      <style:text-properties style:text-position="0% 100%" fo:language="en" fo:country="US" fo:font-style="italic" style:font-style-asian="italic" style:font-style-complex="italic"/>
    </style:style>
    <style:style style:name="T69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70" style:family="text">
      <style:text-properties style:text-position="0% 100%" fo:language="en" fo:country="US" fo:font-style="normal" style:font-style-asian="normal" style:font-style-complex="normal"/>
    </style:style>
    <style:style style:name="T71" style:family="text">
      <style:text-properties style:text-position="0% 100%" fo:language="en" fo:country="US" style:font-name-complex="Symbol"/>
    </style:style>
    <style:style style:name="T72" style:family="text">
      <style:text-properties style:text-position="0% 100%" fo:language="ru" fo:country="RU"/>
    </style:style>
    <style:style style:name="T73" style:family="text">
      <style:text-properties style:text-position="0% 100%" fo:language="ru" fo:country="RU" fo:font-style="normal" style:font-style-asian="normal" style:font-style-complex="normal"/>
    </style:style>
    <style:style style:name="T74" style:family="text">
      <style:text-properties style:text-position="0% 100%" fo:language="ru" fo:country="RU" style:font-name-asian="Times New Roman" style:font-name-complex="Times New Roman1"/>
    </style:style>
    <style:style style:name="T75" style:family="text">
      <style:text-properties style:text-position="0% 100%" fo:language="ru" fo:country="RU" style:font-name-asian="Times New Roman" style:font-name-complex="Times New Roman"/>
    </style:style>
    <style:style style:name="T76" style:family="text">
      <style:text-properties style:text-position="0% 100%" fo:font-style="normal" style:font-style-asian="normal" style:font-style-complex="normal"/>
    </style:style>
    <style:style style:name="T77" style:family="text">
      <style:text-properties style:text-position="0% 100%" fo:font-style="italic" style:font-style-asian="italic" style:font-name-complex="Symbol" style:font-style-complex="italic"/>
    </style:style>
    <style:style style:name="T78" style:family="text">
      <style:text-properties style:font-name-complex="Tahoma"/>
    </style:style>
    <style:style style:name="T79" style:family="text">
      <style:text-properties style:use-window-font-color="true"/>
    </style:style>
    <style:style style:name="T8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3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8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8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9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2" style:family="text">
      <style:text-properties style:use-window-font-color="true" style:text-position="super 58%"/>
    </style:style>
    <style:style style:name="T9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5" style:family="text">
      <style:text-properties style:use-window-font-color="true" style:text-position="super 58%" fo:language="en" fo:country="US" style:font-name-complex="Times New Roman"/>
    </style:style>
    <style:style style:name="T9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7" style:family="text">
      <style:text-properties style:use-window-font-color="true" style:text-position="0% 100%"/>
    </style:style>
    <style:style style:name="T98" style:family="text">
      <style:text-properties style:use-window-font-color="true" style:text-position="0% 100%" fo:language="en" fo:country="US"/>
    </style:style>
    <style:style style:name="T99" style:family="text">
      <style:text-properties style:use-window-font-color="true" style:text-position="0% 100%" fo:language="en" fo:country="US" style:font-name-asian="Symbol" style:font-name-complex="Symbol"/>
    </style:style>
    <style:style style:name="T100" style:family="text">
      <style:text-properties style:use-window-font-color="true" style:text-position="0% 100%" fo:language="en" fo:country="US" style:font-name-complex="Times New Roman"/>
    </style:style>
    <style:style style:name="T101" style:family="text">
      <style:text-properties style:use-window-font-color="true" style:text-position="0% 100%" fo:language="en" fo:country="US" style:font-name-complex="Symbol"/>
    </style:style>
    <style:style style:name="T102" style:family="text">
      <style:text-properties style:use-window-font-color="true" style:text-underline-style="solid" style:text-underline-width="auto" style:text-underline-color="font-color"/>
    </style:style>
    <style:style style:name="T103" style:family="text">
      <style:text-properties style:use-window-font-color="true" fo:language="en" fo:country="US"/>
    </style:style>
    <style:style style:name="T104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0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106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07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8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9" style:family="text">
      <style:text-properties style:use-window-font-color="true" fo:language="en" fo:country="US" style:font-name-complex="Symbol"/>
    </style:style>
    <style:style style:name="T110" style:family="text">
      <style:text-properties style:font-name-asian="Times New Roman" style:font-name-complex="Times New Roman"/>
    </style:style>
    <style:style style:name="T111" style:family="text">
      <style:text-properties style:font-name-complex="Symbol"/>
    </style:style>
    <style:style style:name="T112" style:family="text">
      <style:text-properties style:font-name-complex="Arial"/>
    </style:style>
    <style:style style:name="T113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14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15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1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8" style:family="text">
      <style:text-properties fo:font-size="10pt" fo:language="en" fo:country="US" style:font-size-asian="10pt" style:font-name-complex="Arial"/>
    </style:style>
    <style:style style:name="T119" style:family="text">
      <style:text-properties fo:font-size="10pt" fo:language="en" fo:country="US" style:font-size-asian="10pt" style:font-name-complex="Arial" style:font-size-complex="10pt"/>
    </style:style>
    <style:style style:name="T120" style:family="text">
      <style:text-properties fo:font-size="10pt" fo:language="en" fo:country="US" style:text-underline-style="none" fo:font-weight="bold" style:font-size-asian="10pt" style:font-name-complex="Arial"/>
    </style:style>
    <style:style style:name="T121" style:family="text">
      <style:text-properties fo:font-size="10pt" style:font-size-asian="10pt" style:font-name-complex="Arial"/>
    </style:style>
    <style:style style:name="T122" style:family="text">
      <style:text-properties fo:font-size="10pt" style:font-size-asian="10pt" style:font-name-complex="Arial" style:font-size-complex="10pt"/>
    </style:style>
    <style:style style:name="T123" style:family="text">
      <style:text-properties style:font-name-complex="Times New Roman"/>
    </style:style>
    <style:style style:name="T124" style:family="text">
      <style:text-properties style:font-weight-complex="bold"/>
    </style:style>
    <style:style style:name="T125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CALIBRATION CERTIFICATE</text:p>
      <text:p text:style-name="P11"/>
      <text:p text:style-name="P15"><text:span text:style-name="T118">Type: </text:span><text:span text:style-name="T115">Radiation monitor AT1117M</text:span><text:span text:style-name="T120"><text:tab/></text:span><text:span text:style-name="T118">Date of calibration: </text:span><text:span text:style-name="T117">$date</text:span></text:p>
      <text:p text:style-name="P29"/>
      <text:p text:style-name="P67"><text:span text:style-name="T118">SN</text:span><text:span text:style-name="T121">: </text:span><text:span text:style-name="T116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5">PU detector</text:span>: 1.0 <text:span text:style-name="T20"></text:span><text:span text:style-name="T5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5">PU detector</text:span>: 1.0 <text:span text:style-name="T20"></text:span><text:span text:style-name="T5">Sv/h</text:span> – <text:span text:style-name="T5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5">PU-2 detector: 1.0 </text:span>m<text:span text:style-name="T5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5">PU-2 detector: 1.0 </text:span>m<text:span text:style-name="T5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5">PU-4 detector</text:span>: <text:span text:style-name="T5">0</text:span>.<text:span text:style-name="T5">3</text:span> Sv/h – <text:span text:style-name="T5">0</text:span>.<text:span text:style-name="T5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5">BDKG-01</text:span>: <text:span text:style-name="T5">0</text:span>.<text:span text:style-name="T5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5">BDKG</text:span><text:span text:style-name="T54">-03</text:span>: <text:span text:style-name="T5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5">BDKG</text:span><text:span text:style-name="T54">-0</text:span><text:span text:style-name="T5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5">BDKG</text:span><text:span text:style-name="T54">-0</text:span><text:span text:style-name="T5">5</text:span>: <text:span text:style-name="T5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5">BDKG</text:span><text:span text:style-name="T54">-</text:span><text:span text:style-name="T5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5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5">BDKG</text:span><text:span text:style-name="T54">-</text:span><text:span text:style-name="T5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5">BDKG</text:span><text:span text:style-name="T54">-</text:span><text:span text:style-name="T5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5">BDKR-01: 0.05 </text:span><text:span text:style-name="T5">m</text:span><text:span text:style-name="T5">Sv/h – 100 </text:span><text:span text:style-name="T5">m</text:span><text:span text:style-name="T5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18">BDPS-02: </text:span><text:span text:style-name="T19"></text:span><text:span text:style-name="T18"> 0.10 </text:span><text:span text:style-name="T21"></text:span><text:span text:style-name="T18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5">BDPA</text:span>-01: <text:span text:style-name="T20"></text:span> 0.1 – 10<text:span text:style-name="T32">5</text:span> <text:span text:style-name="T5">min</text:span><text:span text:style-name="T32">-1</text:span><text:span text:style-name="T20"> </text:span><text:span text:style-name="T20">c</text:span><text:span text:style-name="T5">m</text:span><text:span text:style-name="T32">-2</text:span><text:span text:style-name="T61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104">BDPA</text:span><text:span text:style-name="T79">-02: </text:span><text:span text:style-name="T105"></text:span><text:span text:style-name="T102"> 0.05 <text:s/>– 5</text:span><text:span text:style-name="T105"></text:span><text:span text:style-name="T102">10</text:span><text:span text:style-name="T96">4</text:span><text:span text:style-name="T4"> </text:span><text:span text:style-name="T104">min</text:span><text:span text:style-name="T96">-1</text:span><text:span text:style-name="T105"></text:span><text:span text:style-name="T105">c</text:span><text:span text:style-name="T104">m </text:span><text:span text:style-name="T96">-2</text:span><text:span text:style-name="T102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0">BDPA</text:span>-0<text:span text:style-name="T5">3</text:span>: <text:span text:style-name="T17"></text:span><text:span text:style-name="T4"> 0.05 <text:s/>– </text:span><text:span text:style-name="T10">2</text:span><text:span text:style-name="T17"></text:span><text:span text:style-name="T4">10</text:span><text:span text:style-name="T38">4</text:span><text:span text:style-name="T4"> </text:span><text:span text:style-name="T10">min</text:span><text:span text:style-name="T38">-1</text:span><text:span text:style-name="T17">c</text:span><text:span text:style-name="T10">m </text:span><text:span text:style-name="T38">-2</text:span><text:span text:style-name="T4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103">BDPS</text:span>-02: <text:span text:style-name="T26"></text:span> 2.4 – 10<text:span text:style-name="T32">6</text:span> <text:span text:style-name="T103">min</text:span><text:span text:style-name="T32">-1</text:span><text:span text:style-name="T26"></text:span><text:span text:style-name="T109">c</text:span><text:span text:style-name="T103">m</text:span><text:span text:style-name="T32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5">BDPB</text:span>-01: <text:span text:style-name="T20"></text:span> 1 –5<text:span text:style-name="T20"></text:span>10<text:span text:style-name="T32">5</text:span> <text:span text:style-name="T5">min</text:span><text:span text:style-name="T32">-1</text:span><text:span text:style-name="T20"></text:span><text:span text:style-name="T20">c</text:span><text:span text:style-name="T5">m</text:span><text:span text:style-name="T32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103">BDPB</text:span><text:span text:style-name="T79">-02: </text:span><text:span text:style-name="T109"> </text:span><text:span text:style-name="T97">0.5 <text:s/>– 1.5</text:span><text:span text:style-name="T101"></text:span><text:span text:style-name="T97">10</text:span><text:span text:style-name="T92">5</text:span><text:span text:style-name="T61"> </text:span><text:span text:style-name="T98">min</text:span><text:span text:style-name="T92">-1</text:span><text:span text:style-name="T101"></text:span><text:span text:style-name="T101">c</text:span><text:span text:style-name="T98">m</text:span><text:span text:style-name="T92">-2</text:span><text:span text:style-name="T9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5">BDPB</text:span>-0<text:span text:style-name="T5">3</text:span>: <text:span text:style-name="T20"> </text:span><text:span text:style-name="T61">0.5 <text:s/>– </text:span><text:span text:style-name="T64">0</text:span><text:span text:style-name="T61">.5</text:span><text:span text:style-name="T71"></text:span><text:span text:style-name="T61">10</text:span><text:span text:style-name="T32">5</text:span><text:span text:style-name="T61"> </text:span><text:span text:style-name="T64">min</text:span><text:span text:style-name="T32">-1</text:span><text:span text:style-name="T71">c</text:span><text:span text:style-name="T64">m</text:span><text:span text:style-name="T32">-2</text:span><text:span text:style-name="T61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103">BDPS</text:span>-0<text:span text:style-name="T5">3</text:span>: <text:span text:style-name="T26"></text:span> 6.0 – 10<text:span text:style-name="T32">6</text:span> <text:span text:style-name="T103">min</text:span><text:span text:style-name="T32">-1</text:span><text:span text:style-name="T26"></text:span><text:span text:style-name="T109">c</text:span><text:span text:style-name="T103">m</text:span><text:span text:style-name="T33">-2</text:span><text:span text:style-name="T63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5">BDKN</text:span><text:span text:style-name="T54">-01</text:span>: 0.1 – 10<text:span text:style-name="T32">4</text:span> <text:span text:style-name="T5">s</text:span><text:span text:style-name="T32">-1</text:span><text:span text:style-name="T20">c</text:span><text:span text:style-name="T5">m</text:span><text:span text:style-name="T32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72"><text:span text:style-name="T5">BDKN</text:span><text:span text:style-name="T54">-0</text:span><text:span text:style-name="T5">5</text:span>: 0.1 – <text:span text:style-name="T5">2</text:span><text:span text:style-name="T71"></text:span>10<text:span text:style-name="T34">3</text:span> <text:span text:style-name="T5">s</text:span><text:span text:style-name="T32">-1</text:span><text:span text:style-name="T20">c</text:span><text:span text:style-name="T5">m</text:span><text:span text:style-name="T32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5">BDKN</text:span>-03: 0.1 <text:span text:style-name="T5">m</text:span><text:span text:style-name="T5">Sv/h</text:span> – 10.0 <text:span text:style-name="T18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5">BDKG</text:span><text:span text:style-name="T54">-</text:span><text:span text:style-name="T5">30</text:span>: 0.0<text:span text:style-name="T5">2</text:span> <text:span text:style-name="T124"></text:span>Gy/h – <text:span text:style-name="T5">1</text:span> mGy/h;</text:p>
          </table:table-cell>
        </table:table-row>
      </table:table>
      <text:p text:style-name="P10"><text:span text:style-name="T30">03: ± 20 %</text:span><text:span text:style-name="T31">БД</text:span></text:p>
      <text:p text:style-name="P10"><text:span text:style-name="T119">Measurement error</text:span><text:span text:style-name="T12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5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5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5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5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5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5">BDKG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5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5">BDKG</text:span><text:span text:style-name="T54">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5">BDKG</text:span><text:span text:style-name="T54">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5">BDKG</text:span><text:span text:style-name="T54">-</text:span><text:span text:style-name="T5">11</text:span>: ± <text:span text:style-name="T5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5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5">BDKG</text:span><text:span text:style-name="T54">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5">BDKG</text:span><text:span text:style-name="T54">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5">BDKG</text:span><text:span text:style-name="T54">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5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0"><text:span text:style-name="T5">BDKN</text:span>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30"><text:span text:style-name="T5">BDKN</text:span>-0<text:span text:style-name="T5">5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5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0">BDPA</text:span><text:span text:style-name="T4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0">BDPA</text:span><text:span text:style-name="T4">-0</text:span><text:span text:style-name="T10">3</text:span><text:span text:style-name="T4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5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5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5">BDPB</text:span>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5">BDKR</text:span><text:span text:style-name="T54">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6" text:outline-level="2"><text:span text:style-name="T123">BDPS-02: </text:span><text:span text:style-name="T12"> </text:span><text:span text:style-name="T13">2,4 – 30 min</text:span><text:span text:style-name="T35">-1</text:span><text:span text:style-name="T12"> </text:span><text:span text:style-name="T13">sm</text:span><text:span text:style-name="T35">- 2 <text:s/></text:span><text:span text:style-name="T65">–</text:span><text:span text:style-name="T35"> <text:s/></text:span><text:span text:style-name="T66">± 30 %</text:span></text:h>
            <text:p text:style-name="P35"><text:span text:style-name="T67"> </text:span><text:span text:style-name="T65">30 <text:s/>– <text:s text:c="2"/>10</text:span><text:span text:style-name="T35">6</text:span><text:span text:style-name="T65"> min</text:span><text:span text:style-name="T35">-1</text:span><text:span text:style-name="T67"> </text:span><text:span text:style-name="T65">sm</text:span><text:span text:style-name="T35">- 2 <text:s/></text:span><text:span text:style-name="T65">–</text:span><text:span text:style-name="T35"> <text:s/></text:span><text:span text:style-name="T66">± 20 %</text:span></text:p>
            <text:list xml:id="list5699645273505415740" text:style-name="WW8Num2">
              <text:list-item>
                <text:p text:style-name="P73"><text:span text:style-name="T14"></text:span><text:span text:style-name="T15"> </text:span><text:span text:style-name="T13">6 – 10</text:span><text:span text:style-name="T35">6</text:span><text:span text:style-name="T13"> min</text:span><text:span text:style-name="T35">-1</text:span><text:span text:style-name="T12"></text:span><text:span text:style-name="T13"> sm</text:span><text:span text:style-name="T35">- 2 <text:s text:c="2"/></text:span><text:span text:style-name="T65">–</text:span><text:span text:style-name="T35"> <text:s/></text:span><text:span text:style-name="T66">± 20 %</text:span></text:p>
              </text:list-item>
            </text:list>
            <text:h text:style-name="P77" text:outline-level="2"><text:span text:style-name="T99"> </text:span><text:span text:style-name="T100">0.10 </text:span><text:span text:style-name="T101"></text:span><text:span text:style-name="T100">Sv/h – 30 mSv/h</text:span><text:span text:style-name="T95"> <text:s/></text:span><text:span text:style-name="T100">–</text:span><text:span text:style-name="T95"> <text:s/></text:span><text:span text:style-name="T100">± 20 %</text:span></text:h>
          </table:table-cell>
        </table:table-row>
      </table:table>
      <text:p text:style-name="P5"/>
      <text:p text:style-name="P13">Operating conditions:</text:p>
      <text:list xml:id="list1148891678235128180" text:style-name="L1">
        <text:list-item>
          <text:p text:style-name="P74"><text:span text:style-name="T22">Air temperature<text:tab/></text:span><text:span text:style-name="T112"><text:tab/><text:tab/><text:tab/>+</text:span><text:span text:style-name="T22">$temp</text:span><text:span text:style-name="T112"> °</text:span><text:span text:style-name="T22">C</text:span></text:p>
        </text:list-item>
        <text:list-item>
          <text:p text:style-name="P74"><text:span text:style-name="T22">Atmospheric pressure<text:tab/></text:span><text:span text:style-name="T22"><text:tab/><text:tab/><text:tab/>98,5 kPa</text:span></text:p>
        </text:list-item>
        <text:list-item>
          <text:p text:style-name="P74"><text:span text:style-name="T22">Relative humidity<text:tab/><text:tab/></text:span><text:span text:style-name="T22"><text:tab/><text:tab/>$vlag %</text:span></text:p>
        </text:list-item>
        <text:list-item>
          <text:p text:style-name="P75">Gamma radiation background<text:tab/><text:tab/><text:tab/>$bground <text:s/>nSv/h</text:p>
        </text:list-item>
      </text:list>
      <text:p text:style-name="Standard"><text:span text:style-name="Знак_20_примечания"><text:span text:style-name="T3"/></text:span></text:p>
      <text:p text:style-name="P38"><text:span text:style-name="T25">Calibration means</text:span><text:span text:style-name="T125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57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5">$eng_facility_130</text:span><text:span text:style-name="T2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5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4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54">- </text:span><text:span text:style-name="T23">$eng_facility_beta</text:span><text:span text:style-name="T106">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113">PU (</text:span><text:span text:style-name="T114"></text:span><text:span text:style-name="T1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16.B2" table:number-rows-spanned="3" office:value-type="string">
            <text:p text:style-name="P58">Radia-tion source <text:s/>number</text:p>
          </table:table-cell>
          <table:table-cell table:style-name="t16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1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16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16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16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5">Average value</text:span>, 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2">H</text:span><text:span text:style-name="T44">1</text:span></text:p>
          </table:table-cell>
          <table:table-cell table:style-name="t16.D3" office:value-type="string">
            <text:p text:style-name="P8"><text:span text:style-name="T6">H</text:span><text:span text:style-name="T44">2</text:span></text:p>
          </table:table-cell>
          <table:table-cell table:style-name="t16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5">20</text:span> <text:span text:style-name="T54">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6.A5" office:value-type="string">
            <text:p text:style-name="P19">7<text:span text:style-name="T5">0</text:span> <text:span text:style-name="T54">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5">0,</text:span>7 <text:span text:style-name="T54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54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113">PU-2 (</text:span><text:span text:style-name="T114"></text:span><text:span text:style-name="T1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17.B2" table:number-rows-spanned="3" office:value-type="string">
            <text:p text:style-name="P58">Radia-tion source <text:s/>number</text:p>
          </table:table-cell>
          <table:table-cell table:style-name="t17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1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17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17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17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2">H</text:span><text:span text:style-name="T44">1</text:span></text:p>
          </table:table-cell>
          <table:table-cell table:style-name="t17.D3" office:value-type="string">
            <text:p text:style-name="P8"><text:span text:style-name="T6">H</text:span><text:span text:style-name="T44">2</text:span></text:p>
          </table:table-cell>
          <table:table-cell table:style-name="t17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5">20</text:span> <text:span text:style-name="T54">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7.A5" office:value-type="string">
            <text:p text:style-name="P19">7<text:span text:style-name="T5">0</text:span> <text:span text:style-name="T54">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5">0,</text:span>7 <text:span text:style-name="T54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54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113">PU (</text:span><text:span text:style-name="T114"></text:span><text:span text:style-name="T1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23.B2" table:number-rows-spanned="3" office:value-type="string">
            <text:p text:style-name="P58">Radia-tion source <text:s/>number</text:p>
          </table:table-cell>
          <table:table-cell table:style-name="t23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2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23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23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23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2">H</text:span><text:span text:style-name="T44">1</text:span></text:p>
          </table:table-cell>
          <table:table-cell table:style-name="t23.D3" office:value-type="string">
            <text:p text:style-name="P8"><text:span text:style-name="T6">H</text:span><text:span text:style-name="T44">2</text:span></text:p>
          </table:table-cell>
          <table:table-cell table:style-name="t23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5">20</text:span> <text:span text:style-name="T54">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3.A5" office:value-type="string">
            <text:p text:style-name="P19">7<text:span text:style-name="T5">0</text:span> <text:span text:style-name="T54">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5">0,</text:span>7 <text:span text:style-name="T54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54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5">70</text:span> <text:span text:style-name="T54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113">PU-2 (</text:span><text:span text:style-name="T114"></text:span><text:span text:style-name="T1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24.B2" table:number-rows-spanned="3" office:value-type="string">
            <text:p text:style-name="P58">Radia-tion source <text:s/>number</text:p>
          </table:table-cell>
          <table:table-cell table:style-name="t24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2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24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24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24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2">H</text:span><text:span text:style-name="T44">1</text:span></text:p>
          </table:table-cell>
          <table:table-cell table:style-name="t24.D3" office:value-type="string">
            <text:p text:style-name="P8"><text:span text:style-name="T6">H</text:span><text:span text:style-name="T44">2</text:span></text:p>
          </table:table-cell>
          <table:table-cell table:style-name="t24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5">20</text:span> <text:span text:style-name="T54">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4.A5" office:value-type="string">
            <text:p text:style-name="P19">7<text:span text:style-name="T5">0</text:span> <text:span text:style-name="T54">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5">0,</text:span>7 <text:span text:style-name="T54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54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5">70</text:span> <text:span text:style-name="T54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113">PU-4 (</text:span><text:span text:style-name="T114"></text:span><text:span text:style-name="T1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18.B2" table:number-rows-spanned="3" office:value-type="string">
            <text:p text:style-name="P58">Radia-tion source <text:s/>number</text:p>
          </table:table-cell>
          <table:table-cell table:style-name="t18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18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18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18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18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2">H</text:span><text:span text:style-name="T44">1</text:span></text:p>
          </table:table-cell>
          <table:table-cell table:style-name="t18.D3" office:value-type="string">
            <text:p text:style-name="P8"><text:span text:style-name="T6">H</text:span><text:span text:style-name="T44">2</text:span></text:p>
          </table:table-cell>
          <table:table-cell table:style-name="t18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5">0</text:span> <text:span text:style-name="T54">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8.A5" office:value-type="string">
            <text:p text:style-name="P19"><text:span text:style-name="T5">0,</text:span>7 <text:span text:style-name="T54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54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5">70</text:span> <text:span text:style-name="T54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1">BDKG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1.B2" table:number-rows-spanned="3" office:value-type="string">
            <text:p text:style-name="P58">Radia-tion source <text:s/>number</text:p>
          </table:table-cell>
          <table:table-cell table:style-name="t1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1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1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1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1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2">H</text:span><text:span text:style-name="T44">1</text:span></text:p>
          </table:table-cell>
          <table:table-cell table:style-name="t1.D3" office:value-type="string">
            <text:p text:style-name="P8"><text:span text:style-name="T6">H</text:span><text:span text:style-name="T44">2</text:span></text:p>
          </table:table-cell>
          <table:table-cell table:style-name="t1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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5">20</text:span></text:p>
          </table:table-cell>
        </table:table-row>
        <table:table-row>
          <table:table-cell table:style-name="t1.A5" office:value-type="string">
            <text:p text:style-name="P19">7 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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54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1">BDKG</text:span><text:span text:style-name="T11">-03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2.B2" table:number-rows-spanned="3" office:value-type="string">
            <text:p text:style-name="P58">Radia-tion source <text:s/>number</text:p>
          </table:table-cell>
          <table:table-cell table:style-name="t2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2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2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2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2">H</text:span><text:span text:style-name="T44">1</text:span></text:p>
          </table:table-cell>
          <table:table-cell table:style-name="t2.D3" office:value-type="string">
            <text:p text:style-name="P8"><text:span text:style-name="T6">H</text:span><text:span text:style-name="T44">2</text:span></text:p>
          </table:table-cell>
          <table:table-cell table:style-name="t2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5">0,07</text:span> 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.A5" office:value-type="string">
            <text:p text:style-name="P19">0,7 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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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54">240</text:span> <text:span text:style-name="T54">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1">BDKG</text:span><text:span text:style-name="T11">-0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3.B2" table:number-rows-spanned="3" office:value-type="string">
            <text:p text:style-name="P58">Radia-tion source <text:s/>number</text:p>
          </table:table-cell>
          <table:table-cell table:style-name="t3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3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3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3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2">H</text:span><text:span text:style-name="T44">1</text:span></text:p>
          </table:table-cell>
          <table:table-cell table:style-name="t3.D3" office:value-type="string">
            <text:p text:style-name="P8"><text:span text:style-name="T6">H</text:span><text:span text:style-name="T44">2</text:span></text:p>
          </table:table-cell>
          <table:table-cell table:style-name="t3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5">0,07</text:span> 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5">20</text:span></text:p>
          </table:table-cell>
        </table:table-row>
        <table:table-row>
          <table:table-cell table:style-name="t3.A5" office:value-type="string">
            <text:p text:style-name="P19">0,7 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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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.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54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1">BDKG-05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4.B2" table:number-rows-spanned="3" office:value-type="string">
            <text:p text:style-name="P58">Radia-tion source <text:s/>number</text:p>
          </table:table-cell>
          <table:table-cell table:style-name="t4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4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4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4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2">H</text:span><text:span text:style-name="T44">1</text:span></text:p>
          </table:table-cell>
          <table:table-cell table:style-name="t4.D3" office:value-type="string">
            <text:p text:style-name="P8"><text:span text:style-name="T6">H</text:span><text:span text:style-name="T44">2</text:span></text:p>
          </table:table-cell>
          <table:table-cell table:style-name="t4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5">0,07</text:span> 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4.A5" office:value-type="string">
            <text:p text:style-name="P19">0,7 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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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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1">BDKG-1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5.B2" table:number-rows-spanned="3" office:value-type="string">
            <text:p text:style-name="P58">Radia-tion source <text:s/>number</text:p>
          </table:table-cell>
          <table:table-cell table:style-name="t5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5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5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5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5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2">H</text:span><text:span text:style-name="T44">1</text:span></text:p>
          </table:table-cell>
          <table:table-cell table:style-name="t5.D3" office:value-type="string">
            <text:p text:style-name="P8"><text:span text:style-name="T6">H</text:span><text:span text:style-name="T44">2</text:span></text:p>
          </table:table-cell>
          <table:table-cell table:style-name="t5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5">0,07</text:span> 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5.A5" office:value-type="string">
            <text:p text:style-name="P19">0,7 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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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1">BDKG-17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6.B2" table:number-rows-spanned="3" office:value-type="string">
            <text:p text:style-name="P58">Radia-tion source <text:s/>number</text:p>
          </table:table-cell>
          <table:table-cell table:style-name="t6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6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6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6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2">H</text:span><text:span text:style-name="T44">1</text:span></text:p>
          </table:table-cell>
          <table:table-cell table:style-name="t6.D3" office:value-type="string">
            <text:p text:style-name="P8"><text:span text:style-name="T6">H</text:span><text:span text:style-name="T44">2</text:span></text:p>
          </table:table-cell>
          <table:table-cell table:style-name="t6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5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6.A5" office:value-type="string">
            <text:p text:style-name="P19">7<text:span text:style-name="T5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5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5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1">BDKG-2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7.B2" table:number-rows-spanned="3" office:value-type="string">
            <text:p text:style-name="P58">Radia-tion source <text:s/>number</text:p>
          </table:table-cell>
          <table:table-cell table:style-name="t7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7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7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7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2">H</text:span><text:span text:style-name="T44">1</text:span></text:p>
          </table:table-cell>
          <table:table-cell table:style-name="t7.D3" office:value-type="string">
            <text:p text:style-name="P8"><text:span text:style-name="T6">H</text:span><text:span text:style-name="T44">2</text:span></text:p>
          </table:table-cell>
          <table:table-cell table:style-name="t7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54">0,07</text:span> 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5">20</text:span></text:p>
          </table:table-cell>
        </table:table-row>
        <table:table-row>
          <table:table-cell table:style-name="t7.A5" office:value-type="string">
            <text:p text:style-name="P19">0,7 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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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.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1">BDKG-30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<text:span text:style-name="T5">Kerma rate at check point</text:span> <text:span text:style-name="T42">Ḣ</text:span><text:span text:style-name="T46">oi</text:span><text:span text:style-name="T70">(10)</text:span></text:p>
          </table:table-cell>
          <table:table-cell table:style-name="t8.B2" table:number-rows-spanned="3" office:value-type="string">
            <text:p text:style-name="P58">Radia-tion source <text:s/>number</text:p>
          </table:table-cell>
          <table:table-cell table:style-name="t8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8.B2" table:number-columns-spanned="5" office:value-type="string">
            <text:p text:style-name="P8"><text:span text:style-name="T5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8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8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8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2">H</text:span><text:span text:style-name="T44">1</text:span></text:p>
          </table:table-cell>
          <table:table-cell table:style-name="t8.D3" office:value-type="string">
            <text:p text:style-name="P8"><text:span text:style-name="T6">H</text:span><text:span text:style-name="T44">2</text:span></text:p>
          </table:table-cell>
          <table:table-cell table:style-name="t8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5">03</text:span> <text:span text:style-name="T5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5">20</text:span></text:p>
          </table:table-cell>
        </table:table-row>
        <table:table-row>
          <table:table-cell table:style-name="t8.A5" office:value-type="string">
            <text:p text:style-name="P19">0,<text:span text:style-name="T54">7</text:span> <text:span text:style-name="T5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<text:span text:style-name="T5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<text:span text:style-name="T5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.7 <text:span text:style-name="T5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5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5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5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1">BDKG-3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9.B2" table:number-rows-spanned="3" office:value-type="string">
            <text:p text:style-name="P58">Radia-tion source <text:s/>number</text:p>
          </table:table-cell>
          <table:table-cell table:style-name="t9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9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9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9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2">H</text:span><text:span text:style-name="T44">1</text:span></text:p>
          </table:table-cell>
          <table:table-cell table:style-name="t9.D3" office:value-type="string">
            <text:p text:style-name="P8"><text:span text:style-name="T6">H</text:span><text:span text:style-name="T44">2</text:span></text:p>
          </table:table-cell>
          <table:table-cell table:style-name="t9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54">0,07</text:span> 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5">20</text:span></text:p>
          </table:table-cell>
        </table:table-row>
        <table:table-row>
          <table:table-cell table:style-name="t9.A5" office:value-type="string">
            <text:p text:style-name="P19">0,7 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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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.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54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54">0</text:span>,<text:span text:style-name="T54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4"><text:span text:style-name="T11">BDKN-01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5">Flux density</text:span> <text:span text:style-name="T5">at check point </text:span><text:span text:style-name="T43"></text:span><text:span text:style-name="T50">0</text:span><text:span text:style-name="T46">i</text:span> ,<text:line-break/><text:span text:style-name="T6">s</text:span><text:span text:style-name="T32">-1</text:span><text:span text:style-name="T6">cm</text:span><text:span text:style-name="T32">-2</text:span></text:p>
          </table:table-cell>
          <table:table-cell table:style-name="t10.B2" office:value-type="string">
            <text:p text:style-name="P22">Background</text:p>
            <text:p text:style-name="P18"><text:span text:style-name="T5">R=</text:span>2<text:span text:style-name="T5">,0 </text:span><text:span text:style-name="T6">m</text:span></text:p>
          </table:table-cell>
          <table:table-cell table:style-name="t10.B2" office:value-type="string">
            <text:p text:style-name="P19">ИБН-<text:span text:style-name="T5">8-3</text:span></text:p>
            <text:p text:style-name="P22">N027</text:p>
            <text:p text:style-name="P18"><text:span text:style-name="T5">R=2,0 </text:span><text:span text:style-name="T6">m</text:span></text:p>
            <text:p text:style-name="P22">B(R)=0,600</text:p>
            <text:p text:style-name="P18"><text:span text:style-name="T7"></text:span><text:span text:style-name="T4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19">ИБН-<text:span text:style-name="T5">8-6</text:span></text:p>
            <text:p text:style-name="P18"><text:span text:style-name="T5">N</text:span>0<text:span text:style-name="T5">10</text:span></text:p>
            <text:p text:style-name="P18"><text:span text:style-name="T5">R=2,0 </text:span><text:span text:style-name="T6">m</text:span></text:p>
            <text:p text:style-name="P22">B(R)=0,600</text:p>
            <text:p text:style-name="P18"><text:span text:style-name="T7"></text:span><text:span text:style-name="T46">0i</text:span><text:span text:style-name="T5">=57,</text:span>0</text:p>
            <text:p text:style-name="P18">20-100</text:p>
          </table:table-cell>
          <table:table-cell table:style-name="t10.B2" office:value-type="string">
            <text:p text:style-name="P61">ИБН-8-6</text:p>
            <text:p text:style-name="P62"><text:s text:c="3"/>N010</text:p>
            <text:p text:style-name="P60"><text:span text:style-name="T5">R=1,0 </text:span><text:span text:style-name="T6">m</text:span></text:p>
            <text:p text:style-name="P62">B(R)=0,863</text:p>
            <text:p text:style-name="P60"><text:span text:style-name="T7"></text:span><text:span text:style-name="T46">0i</text:span><text:span text:style-name="T5">=235</text:span></text:p>
            <text:p text:style-name="P61">210<text:span text:style-name="T32">2</text:span> - 10<text:span text:style-name="T32">3</text:span></text:p>
          </table:table-cell>
          <table:table-cell table:style-name="t10.F2" office:value-type="string">
            <text:p text:style-name="P61">ИБН-8-6</text:p>
            <text:p text:style-name="P62"><text:s text:c="3"/>N010</text:p>
            <text:p text:style-name="P60"><text:span text:style-name="T5">R=0,5 </text:span><text:span text:style-name="T6">m</text:span></text:p>
            <text:p text:style-name="P62">B(R)=0,965</text:p>
            <text:p text:style-name="P60"><text:span text:style-name="T7"></text:span><text:span text:style-name="T46">0i</text:span><text:span text:style-name="T5">=986</text:span></text:p>
            <text:p text:style-name="P61">210<text:span text:style-name="T32">3</text:span> - 10<text:span text:style-name="T32">4</text:span></text:p>
          </table:table-cell>
        </table:table-row>
        <table:table-row>
          <table:table-cell table:style-name="t10.A3" office:value-type="string">
            <text:p text:style-name="P21"><text:span text:style-name="T5">Readings</text:span> <text:span text:style-name="T5">at check point</text:span> <text:s/><text:span text:style-name="T43"></text:span><text:span text:style-name="T50">0</text:span><text:span text:style-name="T46">i</text:span>, с<text:span text:style-name="T32">-1</text:span><text:span text:style-name="T42">см</text:span><text:span text:style-name="T32">-2 </text:span><text:span text:style-name="T61">,</text:span> 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5">Average readings</text:span>, <text:span text:style-name="T43"></text:span><text:span text:style-name="T46">i</text:span>, <text:span text:style-name="T6">s</text:span><text:span text:style-name="T32">-1</text:span><text:span text:style-name="T6">cm</text:span><text:span text:style-name="T32">-2</text:span></text:p>
          </table:table-cell>
          <table:table-cell table:style-name="t10.B3" office:value-type="string">
            <text:p text:style-name="P23">$<text:span text:style-name="T54">10</text:span>-00</text:p>
          </table:table-cell>
          <table:table-cell table:style-name="t10.B3" office:value-type="string">
            <text:p text:style-name="P23">$<text:span text:style-name="T54">10</text:span>-01</text:p>
          </table:table-cell>
          <table:table-cell table:style-name="t10.B3" office:value-type="string">
            <text:p text:style-name="P23">$<text:span text:style-name="T54">10</text:span>-02</text:p>
          </table:table-cell>
          <table:table-cell table:style-name="t10.B3" office:value-type="string">
            <text:p text:style-name="P23">$<text:span text:style-name="T54">10</text:span>-03</text:p>
          </table:table-cell>
          <table:table-cell table:style-name="t10.F3" office:value-type="string">
            <text:p text:style-name="P23">$<text:span text:style-name="T54">10</text:span>-04</text:p>
          </table:table-cell>
        </table:table-row>
        <table:table-row>
          <table:table-cell table:style-name="t10.A3" office:value-type="string">
            <text:p text:style-name="P21"><text:span text:style-name="T5">Result of flux density measurement</text:span> <text:s/><text:span text:style-name="T5">at control point</text:span></text:p>
            <text:p text:style-name="P17"><text:span text:style-name="T43"></text:span><text:span text:style-name="T47">np</text:span><text:span text:style-name="T46">i</text:span>, <text:span text:style-name="T68">s</text:span><text:span text:style-name="T32">-1</text:span><text:span text:style-name="T61"></text:span><text:span text:style-name="T68">cm</text:span><text:span text:style-name="T32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5">Intrinsic relative error of measurement</text:span>, <text:span text:style-name="T55">θ</text:span><text:span text:style-name="T53">пр</text:span><text:span text:style-name="T48">i</text:span><text:span text:style-name="T55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5">Confidence limit of the intrinsic relative error</text:span> <text:span text:style-name="T78">Δ</text:span><text:span text:style-name="T8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5">Limite of intrinsic relative error </text:span>, % <text:s/><text:span text:style-name="T5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4"><text:span text:style-name="T11">BDKN-03 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6"><text:span text:style-name="T107">Dose rate at check point</text:span><text:span text:style-name="T85"> </text:span><text:span text:style-name="T83">Ḣ</text:span><text:span text:style-name="T89">oi</text:span><text:span text:style-name="T108">(10)</text:span></text:p>
          </table:table-cell>
          <table:table-cell table:style-name="t11.B2" office:value-type="string">
            <text:p text:style-name="P22">Bacground</text:p>
            <text:p text:style-name="P18"><text:span text:style-name="T5">R=</text:span>2<text:span text:style-name="T5">,0 </text:span><text:span text:style-name="T6">m</text:span></text:p>
          </table:table-cell>
          <table:table-cell table:style-name="t11.B2" office:value-type="string">
            <text:p text:style-name="P19">ИБН-<text:span text:style-name="T5">8-3</text:span></text:p>
            <text:p text:style-name="P22">N027</text:p>
            <text:p text:style-name="P18"><text:span text:style-name="T5">R=2,0 </text:span><text:span text:style-name="T6">m</text:span></text:p>
            <text:p text:style-name="P22">B(R)=0,922</text:p>
            <text:p text:style-name="P18"><text:span text:style-name="T80">H</text:span><text:span text:style-name="T93">*</text:span><text:span text:style-name="T87">oi</text:span><text:span text:style-name="T84">(10)</text:span><text:span text:style-name="T5">=</text:span><text:span text:style-name="T54">9</text:span></text:p>
            <text:p text:style-name="P3">1-10</text:p>
          </table:table-cell>
          <table:table-cell table:style-name="t11.B2" office:value-type="string">
            <text:p text:style-name="P19">ИБН-<text:span text:style-name="T5">8-6</text:span></text:p>
            <text:p text:style-name="P18"><text:span text:style-name="T5">N</text:span>0<text:span text:style-name="T5">10</text:span></text:p>
            <text:p text:style-name="P18"><text:span text:style-name="T5">R=2,0 </text:span><text:span text:style-name="T6">m</text:span></text:p>
            <text:p text:style-name="P22">B(R)=0,922</text:p>
            <text:p text:style-name="P18"><text:span text:style-name="T80">H</text:span><text:span text:style-name="T93">*</text:span><text:span text:style-name="T87">oi</text:span><text:span text:style-name="T84">(10)</text:span><text:span text:style-name="T5">=</text:span><text:span text:style-name="T54">80</text:span></text:p>
            <text:p text:style-name="P23">20-100</text:p>
          </table:table-cell>
          <table:table-cell table:style-name="t11.B2" office:value-type="string">
            <text:p text:style-name="P61">ИБН-8-6</text:p>
            <text:p text:style-name="P62">N010</text:p>
            <text:p text:style-name="P60"><text:span text:style-name="T5">R=1,0 </text:span><text:span text:style-name="T6">m</text:span></text:p>
            <text:p text:style-name="P60"><text:span text:style-name="T5">B(R)=0,</text:span>980</text:p>
            <text:p text:style-name="P60"><text:span text:style-name="T80">H</text:span><text:span text:style-name="T93">*</text:span><text:span text:style-name="T87">oi</text:span><text:span text:style-name="T84">(10)</text:span><text:span text:style-name="T5">=</text:span><text:span text:style-name="T54">330</text:span></text:p>
            <text:p text:style-name="P63">2<text:span text:style-name="T110">·</text:span>10<text:span text:style-name="T32">2</text:span>-10<text:span text:style-name="T32">3</text:span></text:p>
          </table:table-cell>
          <table:table-cell table:style-name="t11.F2" office:value-type="string">
            <text:p text:style-name="P61">ИБН-8-6</text:p>
            <text:p text:style-name="P62">N010</text:p>
            <text:p text:style-name="P60"><text:span text:style-name="T5">R=0,5 </text:span><text:span text:style-name="T6">m</text:span></text:p>
            <text:p text:style-name="P60"><text:span text:style-name="T5">B(R)=0,9</text:span>95</text:p>
            <text:p text:style-name="P60"><text:span text:style-name="T80">H</text:span><text:span text:style-name="T93">*</text:span><text:span text:style-name="T87">oi</text:span><text:span text:style-name="T84">(10)</text:span><text:span text:style-name="T5">=</text:span><text:span text:style-name="T54">1460</text:span></text:p>
            <text:p text:style-name="P63">2<text:span text:style-name="T110">·</text:span>10<text:span text:style-name="T32">3</text:span>-10<text:span text:style-name="T32">4</text:span></text:p>
          </table:table-cell>
        </table:table-row>
        <table:table-row>
          <table:table-cell table:style-name="t11.A3" office:value-type="string">
            <text:p text:style-name="P26"><text:span text:style-name="T5">Readings</text:span> <text:span text:style-name="T5">at check point</text:span></text:p>
            <text:p text:style-name="P25"><text:span text:style-name="T81">H</text:span><text:span text:style-name="T94">*</text:span><text:span text:style-name="T88">i</text:span><text:span text:style-name="T86">(10) , </text:span><text:span text:style-name="T62">±δ</text:span><text:span text:style-name="T44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5">Average readings</text:span>, <text:span text:style-name="T82">H</text:span><text:span text:style-name="T94">*</text:span><text:span text:style-name="T88">i</text:span><text:span text:style-name="T86">(10) </text:span></text:p>
          </table:table-cell>
          <table:table-cell table:style-name="t11.B4" office:value-type="string">
            <text:p text:style-name="P23">$<text:span text:style-name="T54">1</text:span>1-00</text:p>
          </table:table-cell>
          <table:table-cell table:style-name="t11.B4" office:value-type="string">
            <text:p text:style-name="P23">$<text:span text:style-name="T54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54">1</text:span>1-04</text:p>
          </table:table-cell>
        </table:table-row>
        <table:table-row>
          <table:table-cell table:style-name="t11.A3" office:value-type="string">
            <text:p text:style-name="P26"><text:span text:style-name="T5">Dose rate measurement</text:span> <text:span text:style-name="T5">result</text:span> <text:span text:style-name="T5">at control point</text:span></text:p>
            <text:p text:style-name="P25"><text:span text:style-name="T81">H</text:span><text:span text:style-name="T94">*</text:span><text:span text:style-name="T90">пр</text:span><text:span text:style-name="T91">i</text:span><text:span text:style-name="T86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5">Intrinsic relative error of measurement</text:span>, <text:span text:style-name="T55">θ</text:span><text:span text:style-name="T53">пр</text:span><text:span text:style-name="T48">i</text:span><text:span text:style-name="T55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5">Confidence limit of the intrinsic relative error</text:span> <text:span text:style-name="T78">Δ</text:span><text:span text:style-name="T8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5">Limite of intrinsic relative error </text:span>, % <text:s/><text:span text:style-name="T5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 table:number-columns-repeated="2"/>
        <table:table-column table:style-name="t27.C"/>
        <table:table-column table:style-name="t27.D"/>
        <table:table-column table:style-name="t27.A"/>
        <table:table-column table:style-name="t27.F"/>
        <table:table-column table:style-name="t27.G"/>
        <table:table-column table:style-name="t27.A"/>
        <table:table-column table:style-name="t27.I"/>
        <table:table-row>
          <table:table-cell table:style-name="t27.A1" table:number-columns-spanned="9" office:value-type="string">
            <text:p text:style-name="P45"><text:span text:style-name="T5">BDKN-05 (</text:span><text:span text:style-name="T6">n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table:number-columns-spanned="6" office:value-type="string">
            <text:p text:style-name="P68">Измеренное значение скорости счета фона, с<text:span text:style-name="T32">-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27.G2" table:number-rows-spanned="2" table:number-columns-spanned="3" office:value-type="string">
            <text:p text:style-name="P68">Условие соответствия по ТУ <text:span text:style-name="T6">n</text:span><text:span text:style-name="T51">ф,</text:span><text:span text:style-name="T72">, имп./с, не более</text:span>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68">Результаты измерения</text:p>
          </table:table-cell>
          <table:covered-table-cell/>
          <table:covered-table-cell/>
          <table:table-cell table:style-name="t27.D3" table:number-columns-spanned="3" office:value-type="string">
            <text:p text:style-name="P68">Среднее значение <text:span text:style-name="T6">n</text:span><text:span text:style-name="T51">ф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0</text:p>
          </table:table-cell>
          <table:covered-table-cell/>
          <table:covered-table-cell/>
          <table:table-cell table:style-name="t27.D4" table:number-rows-spanned="3" table:number-columns-spanned="3" office:value-type="string">
            <text:p text:style-name="P23">$27-20</text:p>
          </table:table-cell>
          <table:covered-table-cell/>
          <table:covered-table-cell/>
          <table:table-cell table:style-name="t27.G4" table:number-rows-spanned="3" table:number-columns-spanned="3" office:value-type="string">
            <text:p text:style-name="P68">0,23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7" office:value-type="string">
            <text:p text:style-name="P68">№ источника</text:p>
          </table:table-cell>
          <table:table-cell table:style-name="t27.B7" office:value-type="string">
            <text:p text:style-name="P68">Расстояние до источника <text:span text:style-name="T5">r</text:span><text:span text:style-name="T45">0</text:span><text:span text:style-name="T5">, </text:span><text:span text:style-name="T54">см</text:span></text:p>
          </table:table-cell>
          <table:table-cell table:style-name="t27.B7" office:value-type="string">
            <text:p text:style-name="P68">Плотность потока в</text:p>
            <text:p text:style-name="P68"><text:span text:style-name="T5">i</text:span><text:span text:style-name="T54">-ой контроль-ной точке, </text:span><text:span text:style-name="T58">φ</text:span><text:span text:style-name="T49">oi</text:span><text:span text:style-name="T29">, </text:span><text:span text:style-name="T59">с</text:span><text:span text:style-name="T39">-1</text:span><text:span text:style-name="T58">·</text:span><text:span text:style-name="T59">см</text:span><text:span text:style-name="T39">-2</text:span></text:p>
          </table:table-cell>
          <table:table-cell table:style-name="t27.B7" office:value-type="string">
            <text:p text:style-name="P68">Значение <text:span text:style-name="T54">коэффици-ента</text:span> <text:span text:style-name="T5">b(r</text:span><text:span text:style-name="T45">0</text:span><text:span text:style-name="T5">)</text:span></text:p>
          </table:table-cell>
          <table:table-cell table:style-name="t27.B7" office:value-type="string">
            <text:p text:style-name="P68">Значение коэффици-ента <text:span text:style-name="T54">К</text:span></text:p>
          </table:table-cell>
          <table:table-cell table:style-name="t27.B7" office:value-type="string">
            <text:p text:style-name="P68">Показания прибора в контроль-ной точке, <text:span text:style-name="T6">N, </text:span><text:span text:style-name="T60">с</text:span><text:span text:style-name="T41">-1</text:span></text:p>
          </table:table-cell>
          <table:table-cell table:style-name="t27.B7" office:value-type="string">
            <text:p text:style-name="P68">Среднее значение показаний <text:span text:style-name="T6">N, </text:span><text:span text:style-name="T60">с</text:span><text:span text:style-name="T41">-1</text:span></text:p>
          </table:table-cell>
          <table:table-cell table:style-name="t27.B7" office:value-type="string">
            <text:p text:style-name="P68">Чувстви-тельность БД, <text:span text:style-name="T5">S, </text:span><text:span text:style-name="T54">имп.</text:span><text:span text:style-name="T58">·см</text:span><text:span text:style-name="T40">2</text:span><text:span text:style-name="T58">/ нейтр.</text:span></text:p>
          </table:table-cell>
          <table:table-cell table:style-name="t27.I7" office:value-type="string">
            <text:p text:style-name="P68">Условие соответ-ствия по ТУ <text:span text:style-name="T64">S</text:span><text:span text:style-name="T51">,</text:span><text:span text:style-name="T72">, имп</text:span><text:span text:style-name="T74">·</text:span><text:span text:style-name="T75">см</text:span><text:span text:style-name="T39">2</text:span><text:span text:style-name="T72">, не менее</text:span></text:p>
          </table:table-cell>
        </table:table-row>
        <table:table-row>
          <table:table-cell table:style-name="t27.A8" table:number-rows-spanned="3" office:value-type="string">
            <text:p text:style-name="P69">10</text:p>
          </table:table-cell>
          <table:table-cell table:style-name="t27.B8" table:number-rows-spanned="3" office:value-type="string">
            <text:p text:style-name="P69">100</text:p>
          </table:table-cell>
          <table:table-cell table:style-name="t27.B8" table:number-rows-spanned="3" office:value-type="string">
            <text:p text:style-name="P68">2,5 – 500</text:p>
          </table:table-cell>
          <table:table-cell table:style-name="t27.B8" table:number-rows-spanned="3" office:value-type="string">
            <text:p text:style-name="P69">0,866</text:p>
          </table:table-cell>
          <table:table-cell table:style-name="t27.B8" table:number-rows-spanned="3" office:value-type="string">
            <text:p text:style-name="P69">0,785</text:p>
          </table:table-cell>
          <table:table-cell table:style-name="t27.D3" office:value-type="string">
            <text:p text:style-name="P23">$27-50</text:p>
          </table:table-cell>
          <table:table-cell table:style-name="t27.B8" table:number-rows-spanned="3" office:value-type="string">
            <text:p text:style-name="P23">$27-60</text:p>
          </table:table-cell>
          <table:table-cell table:style-name="t27.B8" table:number-rows-spanned="3" office:value-type="string">
            <text:p text:style-name="P23">$27-70</text:p>
          </table:table-cell>
          <table:table-cell table:style-name="t27.I8" table:number-rows-spanned="3" office:value-type="string">
            <text:p text:style-name="P68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D3" office:value-type="string">
            <text:p text:style-name="P23">$2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F10" office:value-type="string">
            <text:p text:style-name="P23">$27-52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1"><text:span text:style-name="T11">BDPA-01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5">Flux density in test point</text:span> <text:span text:style-name="T111"></text:span><text:span text:style-name="T44">0</text:span><text:span text:style-name="T45">i</text:span>,</text:p>
            <text:p text:style-name="P65"><text:s/><text:span text:style-name="T6">min</text:span><text:span text:style-name="T32">-1</text:span>·<text:span text:style-name="T6">cm</text:span><text:span text:style-name="T32">-2</text:span></text:p>
          </table:table-cell>
          <table:table-cell table:style-name="t12.B2" table:number-rows-spanned="3" office:value-type="string">
            <text:p text:style-name="P58">Radiation source <text:s/>number</text:p>
          </table:table-cell>
          <table:table-cell table:style-name="t12.B2" table:number-columns-spanned="5" office:value-type="string">
            <text:p text:style-name="P8"><text:span text:style-name="T5">Measured radiation flux density in test point</text:span>, <text:span text:style-name="T69">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12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12.J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5">Back-ground</text:span>, <text:span text:style-name="T111"></text:span><text:span text:style-name="T44">0</text:span><text:span text:style-name="T45">i</text:span>,</text:p>
            <text:p text:style-name="P8"><text:span text:style-name="T6"><text:s/>min</text:span><text:span text:style-name="T36">-1</text:span><text:span text:style-name="T6">·cm</text:span><text:span text:style-name="T36">-2</text:span></text:p>
          </table:table-cell>
          <table:table-cell table:style-name="t12.C3" table:number-columns-spanned="3" office:value-type="string">
            <text:p text:style-name="P8"><text:span text:style-name="T5">Measured value</text:span> <text:span text:style-name="T69"></text:span><text:span text:style-name="T47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5">Average value</text:span>, <text:span text:style-name="T69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7"></text:span><text:span text:style-name="T44">1</text:span></text:p>
          </table:table-cell>
          <table:table-cell table:style-name="t12.D4" office:value-type="string">
            <text:p text:style-name="P8"><text:span text:style-name="T69"></text:span><text:span text:style-name="T44">2</text:span></text:p>
          </table:table-cell>
          <table:table-cell table:style-name="t12.D4" office:value-type="string">
            <text:p text:style-name="P8"><text:span text:style-name="T69">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1"><text:span text:style-name="T11">BDPA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5">Flux density in test point</text:span> <text:span text:style-name="T111"></text:span><text:span text:style-name="T44">0</text:span><text:span text:style-name="T45">i</text:span>,</text:p>
            <text:p text:style-name="P65"><text:s/><text:span text:style-name="T6">min</text:span><text:span text:style-name="T32">-1</text:span>·<text:span text:style-name="T6">cm</text:span><text:span text:style-name="T32">-2</text:span></text:p>
          </table:table-cell>
          <table:table-cell table:style-name="t13.B2" table:number-rows-spanned="3" office:value-type="string">
            <text:p text:style-name="P58">Radiation source <text:s/>number</text:p>
          </table:table-cell>
          <table:table-cell table:style-name="t13.B2" table:number-columns-spanned="5" office:value-type="string">
            <text:p text:style-name="P8"><text:span text:style-name="T5">Measured radiation flux density in test point</text:span>, <text:span text:style-name="T69">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13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13.J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5">Back-ground</text:span>, <text:span text:style-name="T111"></text:span><text:span text:style-name="T44">0</text:span><text:span text:style-name="T45">i</text:span>,</text:p>
            <text:p text:style-name="P8"><text:span text:style-name="T6"><text:s/>min</text:span><text:span text:style-name="T36">-1</text:span><text:span text:style-name="T6">·cm</text:span><text:span text:style-name="T36">-2</text:span></text:p>
          </table:table-cell>
          <table:table-cell table:style-name="t13.C3" table:number-columns-spanned="3" office:value-type="string">
            <text:p text:style-name="P8"><text:span text:style-name="T5">Measured value</text:span> <text:span text:style-name="T69"></text:span><text:span text:style-name="T47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5">Average value</text:span>, <text:span text:style-name="T69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7"></text:span><text:span text:style-name="T44">1</text:span></text:p>
          </table:table-cell>
          <table:table-cell table:style-name="t13.D4" office:value-type="string">
            <text:p text:style-name="P8"><text:span text:style-name="T69"></text:span><text:span text:style-name="T44">2</text:span></text:p>
          </table:table-cell>
          <table:table-cell table:style-name="t13.D4" office:value-type="string">
            <text:p text:style-name="P8"><text:span text:style-name="T69">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3.A5" office:value-type="string">
            <text:p text:style-name="P20">$13-<text:span text:style-name="T5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41"><text:span text:style-name="T11">BDPA-03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4"><text:span text:style-name="T5">Flux density in test point</text:span> <text:span text:style-name="T111"></text:span><text:span text:style-name="T44">0</text:span><text:span text:style-name="T45">i</text:span>,</text:p>
            <text:p text:style-name="P65"><text:s/><text:span text:style-name="T6">min</text:span><text:span text:style-name="T32">-1</text:span>·<text:span text:style-name="T6">cm</text:span><text:span text:style-name="T32">-2</text:span></text:p>
          </table:table-cell>
          <table:table-cell table:style-name="t25.B2" table:number-rows-spanned="3" office:value-type="string">
            <text:p text:style-name="P58">Radiation source <text:s/>number</text:p>
          </table:table-cell>
          <table:table-cell table:style-name="t25.B2" table:number-columns-spanned="5" office:value-type="string">
            <text:p text:style-name="P8"><text:span text:style-name="T5">Measured radiation flux density in test point</text:span>, <text:span text:style-name="T69">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25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25.J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5">Back-ground</text:span>, <text:span text:style-name="T111"></text:span><text:span text:style-name="T44">0</text:span><text:span text:style-name="T45">i</text:span>,</text:p>
            <text:p text:style-name="P8"><text:span text:style-name="T6"><text:s/>min</text:span><text:span text:style-name="T36">-1</text:span><text:span text:style-name="T6">·cm</text:span><text:span text:style-name="T36">-2</text:span></text:p>
          </table:table-cell>
          <table:table-cell table:style-name="t25.C3" table:number-columns-spanned="3" office:value-type="string">
            <text:p text:style-name="P8"><text:span text:style-name="T5">Measured value</text:span> <text:span text:style-name="T69"></text:span><text:span text:style-name="T47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5">Average value</text:span>, <text:span text:style-name="T69">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7"></text:span><text:span text:style-name="T44">1</text:span></text:p>
          </table:table-cell>
          <table:table-cell table:style-name="t25.D4" office:value-type="string">
            <text:p text:style-name="P8"><text:span text:style-name="T69"></text:span><text:span text:style-name="T44">2</text:span></text:p>
          </table:table-cell>
          <table:table-cell table:style-name="t25.D4" office:value-type="string">
            <text:p text:style-name="P8"><text:span text:style-name="T69">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25.A5" office:value-type="string">
            <text:p text:style-name="P20">$25-<text:span text:style-name="T5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2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5">Flux density in test point</text:span> <text:span text:style-name="T111"></text:span><text:span text:style-name="T44">0</text:span><text:span text:style-name="T45">i</text:span>,</text:p>
            <text:p text:style-name="P65"><text:s/><text:span text:style-name="T6">min</text:span><text:span text:style-name="T32">-1</text:span>·<text:span text:style-name="T6">cm</text:span><text:span text:style-name="T32">-2</text:span></text:p>
          </table:table-cell>
          <table:table-cell table:style-name="t14.B2" table:number-rows-spanned="3" office:value-type="string">
            <text:p text:style-name="P58">Radiation source <text:s/>number</text:p>
          </table:table-cell>
          <table:table-cell table:style-name="t14.B2" table:number-columns-spanned="5" office:value-type="string">
            <text:p text:style-name="P8"><text:span text:style-name="T5">Measured radiation flux density in test point</text:span>, <text:span text:style-name="T69">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14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14.J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5">Back-ground</text:span>, <text:span text:style-name="T111"></text:span><text:span text:style-name="T44">0</text:span><text:span text:style-name="T45">i</text:span>,</text:p>
            <text:p text:style-name="P8"><text:span text:style-name="T6"><text:s/>min</text:span><text:span text:style-name="T36">-1</text:span><text:span text:style-name="T6">·cm</text:span><text:span text:style-name="T36">-2</text:span></text:p>
          </table:table-cell>
          <table:table-cell table:style-name="t14.C3" table:number-columns-spanned="3" office:value-type="string">
            <text:p text:style-name="P8"><text:span text:style-name="T5">Measured value</text:span> <text:span text:style-name="T69"></text:span><text:span text:style-name="T47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5">Average value</text:span>, <text:span text:style-name="T69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7"></text:span><text:span text:style-name="T44">1</text:span></text:p>
          </table:table-cell>
          <table:table-cell table:style-name="t14.D4" office:value-type="string">
            <text:p text:style-name="P8"><text:span text:style-name="T69"></text:span><text:span text:style-name="T44">2</text:span></text:p>
          </table:table-cell>
          <table:table-cell table:style-name="t14.D4" office:value-type="string">
            <text:p text:style-name="P8"><text:span text:style-name="T69">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5">9</text:span>0</text:p>
          </table:table-cell>
          <table:table-cell table:style-name="t14.B5" office:value-type="string">
            <text:p text:style-name="P20">$14-<text:span text:style-name="T5">3</text:span>0</text:p>
          </table:table-cell>
          <table:table-cell table:style-name="t14.B5" office:value-type="string">
            <text:p text:style-name="P20">$<text:span text:style-name="T5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5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5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5">9</text:span>4</text:p>
          </table:table-cell>
          <table:table-cell table:style-name="t14.B9" office:value-type="string">
            <text:p text:style-name="P20">$14-<text:span text:style-name="T5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ext:soft-page-break/>
        <table:table-row table:style-name="t15.1">
          <table:table-cell table:style-name="t15.A1" table:number-columns-spanned="10" office:value-type="string">
            <text:p text:style-name="P42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5">Flux density in test point</text:span> <text:span text:style-name="T111"></text:span><text:span text:style-name="T44">0</text:span><text:span text:style-name="T45">i</text:span>,</text:p>
            <text:p text:style-name="P65"><text:s/><text:span text:style-name="T6">min</text:span><text:span text:style-name="T32">-1</text:span>·<text:span text:style-name="T6">cm</text:span><text:span text:style-name="T32">-2</text:span></text:p>
          </table:table-cell>
          <table:table-cell table:style-name="t15.B2" table:number-rows-spanned="3" office:value-type="string">
            <text:p text:style-name="P58">Radiation source <text:s/>number</text:p>
          </table:table-cell>
          <table:table-cell table:style-name="t15.B2" table:number-columns-spanned="5" office:value-type="string">
            <text:p text:style-name="P8"><text:span text:style-name="T5">Measured radiation flux density in test point</text:span>, <text:span text:style-name="T69">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15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15.J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5">Back-ground</text:span>, <text:span text:style-name="T111"></text:span><text:span text:style-name="T44">0</text:span><text:span text:style-name="T45">i</text:span>,</text:p>
            <text:p text:style-name="P8"><text:span text:style-name="T6"><text:s/>min</text:span><text:span text:style-name="T36">-1</text:span><text:span text:style-name="T6">·cm</text:span><text:span text:style-name="T36">-2</text:span></text:p>
          </table:table-cell>
          <table:table-cell table:style-name="t15.C3" table:number-columns-spanned="3" office:value-type="string">
            <text:p text:style-name="P8"><text:span text:style-name="T5">Measured value</text:span> <text:span text:style-name="T69"></text:span><text:span text:style-name="T47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5">Average value</text:span>, <text:span text:style-name="T69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7"></text:span><text:span text:style-name="T44">1</text:span></text:p>
          </table:table-cell>
          <table:table-cell table:style-name="t15.D4" office:value-type="string">
            <text:p text:style-name="P8"><text:span text:style-name="T69"></text:span><text:span text:style-name="T44">2</text:span></text:p>
          </table:table-cell>
          <table:table-cell table:style-name="t15.D4" office:value-type="string">
            <text:p text:style-name="P8"><text:span text:style-name="T69">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5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5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42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4"><text:span text:style-name="T5">Flux density in test point</text:span> <text:span text:style-name="T111"></text:span><text:span text:style-name="T44">0</text:span><text:span text:style-name="T45">i</text:span>,</text:p>
            <text:p text:style-name="P65"><text:s/><text:span text:style-name="T6">min</text:span><text:span text:style-name="T32">-1</text:span>·<text:span text:style-name="T6">cm</text:span><text:span text:style-name="T32">-2</text:span></text:p>
          </table:table-cell>
          <table:table-cell table:style-name="t26.B2" table:number-rows-spanned="3" office:value-type="string">
            <text:p text:style-name="P58">Radiation source <text:s/>number</text:p>
          </table:table-cell>
          <table:table-cell table:style-name="t26.B2" table:number-columns-spanned="5" office:value-type="string">
            <text:p text:style-name="P8"><text:span text:style-name="T5">Measured radiation flux density in test point</text:span>, <text:span text:style-name="T69">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26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26.J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5">Back-ground</text:span>, <text:span text:style-name="T111"></text:span><text:span text:style-name="T44">0</text:span><text:span text:style-name="T45">i</text:span>,</text:p>
            <text:p text:style-name="P8"><text:span text:style-name="T6"><text:s/>min</text:span><text:span text:style-name="T36">-1</text:span><text:span text:style-name="T6">·cm</text:span><text:span text:style-name="T36">-2</text:span></text:p>
          </table:table-cell>
          <table:table-cell table:style-name="t26.C3" table:number-columns-spanned="3" office:value-type="string">
            <text:p text:style-name="P8"><text:span text:style-name="T5">Measured value</text:span> <text:span text:style-name="T69"></text:span><text:span text:style-name="T47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5">Average value</text:span>, <text:span text:style-name="T69">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7"></text:span><text:span text:style-name="T44">1</text:span></text:p>
          </table:table-cell>
          <table:table-cell table:style-name="t26.D4" office:value-type="string">
            <text:p text:style-name="P8"><text:span text:style-name="T69"></text:span><text:span text:style-name="T44">2</text:span></text:p>
          </table:table-cell>
          <table:table-cell table:style-name="t26.D4" office:value-type="string">
            <text:p text:style-name="P8"><text:span text:style-name="T69">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5">9</text:span>0</text:p>
          </table:table-cell>
          <table:table-cell table:style-name="t26.B5" office:value-type="string">
            <text:p text:style-name="P43">06<text:span text:style-name="T5">63</text:span></text:p>
          </table:table-cell>
          <table:table-cell table:style-name="t26.B5" office:value-type="string">
            <text:p text:style-name="P20">$<text:span text:style-name="T5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3">06<text:span text:style-name="T5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3">06<text:span text:style-name="T5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3">06<text:span text:style-name="T5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3">06<text:span text:style-name="T5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1">BDKR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</text:span><text:span text:style-name="T73">0.07</text:span><text:span text:style-name="T70">)</text:span></text:p>
          </table:table-cell>
          <table:table-cell table:style-name="t19.B2" table:number-rows-spanned="3" office:value-type="string">
            <text:p text:style-name="P58">Radia-tion source <text:s/>number</text:p>
          </table:table-cell>
          <table:table-cell table:style-name="t19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1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19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19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19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</text:span><text:span text:style-name="T76">0.07</text:span><text:span text:style-name="T70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5">Average value</text:span>, <text:span text:style-name="T6">H</text:span><text:span text:style-name="T46">i</text:span><text:span text:style-name="T70">(</text:span><text:span text:style-name="T76">0.07</text:span><text:span text:style-name="T70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2">H</text:span><text:span text:style-name="T44">1</text:span></text:p>
          </table:table-cell>
          <table:table-cell table:style-name="t19.D3" office:value-type="string">
            <text:p text:style-name="P8"><text:span text:style-name="T6">H</text:span><text:span text:style-name="T44">2</text:span></text:p>
          </table:table-cell>
          <table:table-cell table:style-name="t19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5">0,07</text:span> 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9.A5" office:value-type="string">
            <text:p text:style-name="P19">0,7 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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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1"><text:span text:style-name="T11">BDPS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5">Flux density in test point</text:span> <text:span text:style-name="T111"></text:span><text:span text:style-name="T44">0</text:span><text:span text:style-name="T45">i</text:span>,</text:p>
            <text:p text:style-name="P65"><text:s/><text:span text:style-name="T6">min</text:span><text:span text:style-name="T32">-1</text:span>·<text:span text:style-name="T6">cm</text:span><text:span text:style-name="T32">-2</text:span></text:p>
          </table:table-cell>
          <table:table-cell table:style-name="t20.B2" table:number-rows-spanned="3" office:value-type="string">
            <text:p text:style-name="P58">Radiation source <text:s/>number</text:p>
          </table:table-cell>
          <table:table-cell table:style-name="t20.B2" table:number-columns-spanned="5" office:value-type="string">
            <text:p text:style-name="P8"><text:span text:style-name="T5">Measured radiation flux density in test point</text:span>, <text:span text:style-name="T69">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20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20.J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5">Back-ground</text:span>, <text:span text:style-name="T111"></text:span><text:span text:style-name="T44">0</text:span><text:span text:style-name="T45">i</text:span>,</text:p>
            <text:p text:style-name="P8"><text:span text:style-name="T6"><text:s/>min</text:span><text:span text:style-name="T36">-1</text:span><text:span text:style-name="T6">·cm</text:span><text:span text:style-name="T36">-2</text:span></text:p>
          </table:table-cell>
          <table:table-cell table:style-name="t20.C3" table:number-columns-spanned="3" office:value-type="string">
            <text:p text:style-name="P8"><text:span text:style-name="T5">Measured value</text:span> <text:span text:style-name="T69"></text:span><text:span text:style-name="T47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5">Average value</text:span>, <text:span text:style-name="T69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7"></text:span><text:span text:style-name="T44">1</text:span></text:p>
          </table:table-cell>
          <table:table-cell table:style-name="t20.D4" office:value-type="string">
            <text:p text:style-name="P8"><text:span text:style-name="T69"></text:span><text:span text:style-name="T44">2</text:span></text:p>
          </table:table-cell>
          <table:table-cell table:style-name="t20.D4" office:value-type="string">
            <text:p text:style-name="P8"><text:span text:style-name="T69">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2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5">Flux density in test point</text:span> <text:span text:style-name="T111"></text:span><text:span text:style-name="T44">0</text:span><text:span text:style-name="T45">i</text:span>,</text:p>
            <text:p text:style-name="P65"><text:s/><text:span text:style-name="T6">min</text:span><text:span text:style-name="T32">-1</text:span>·<text:span text:style-name="T6">cm</text:span><text:span text:style-name="T32">-2</text:span></text:p>
          </table:table-cell>
          <table:table-cell table:style-name="t21.B2" table:number-rows-spanned="3" office:value-type="string">
            <text:p text:style-name="P58">Radiation source <text:s/>number</text:p>
          </table:table-cell>
          <table:table-cell table:style-name="t21.B2" table:number-columns-spanned="5" office:value-type="string">
            <text:p text:style-name="P8"><text:span text:style-name="T5">Measured radiation flux density in test point</text:span>, <text:span text:style-name="T69">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21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21.J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5">Back-ground</text:span>, <text:span text:style-name="T111"></text:span><text:span text:style-name="T44">0</text:span><text:span text:style-name="T45">i</text:span>,</text:p>
            <text:p text:style-name="P8"><text:span text:style-name="T6"><text:s/>min</text:span><text:span text:style-name="T36">-1</text:span><text:span text:style-name="T6">·cm</text:span><text:span text:style-name="T36">-2</text:span></text:p>
          </table:table-cell>
          <table:table-cell table:style-name="t21.C3" table:number-columns-spanned="3" office:value-type="string">
            <text:p text:style-name="P8"><text:span text:style-name="T5">Measured value</text:span> <text:span text:style-name="T69"></text:span><text:span text:style-name="T47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5">Average value</text:span>, <text:span text:style-name="T69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7"></text:span><text:span text:style-name="T44">1</text:span></text:p>
          </table:table-cell>
          <table:table-cell table:style-name="t21.D4" office:value-type="string">
            <text:p text:style-name="P8"><text:span text:style-name="T69"></text:span><text:span text:style-name="T44">2</text:span></text:p>
          </table:table-cell>
          <table:table-cell table:style-name="t21.D4" office:value-type="string">
            <text:p text:style-name="P8"><text:span text:style-name="T69">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5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1">BDPS-0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<text:span text:style-name="T5">Dose rate at check point</text:span> <text:span text:style-name="T42">Ḣ</text:span><text:span text:style-name="T46">oi</text:span><text:span text:style-name="T70">(10)</text:span></text:p>
          </table:table-cell>
          <table:table-cell table:style-name="t22.B2" table:number-rows-spanned="3" office:value-type="string">
            <text:p text:style-name="P58">Radia-tion source <text:s/>number</text:p>
          </table:table-cell>
          <table:table-cell table:style-name="t22.B2" table:number-rows-spanned="3" office:value-type="string">
            <text:p text:style-name="P51"><text:span text:style-name="T5">Distan-ce to source</text:span>, </text:p>
            <text:p text:style-name="P52">R, сm</text:p>
          </table:table-cell>
          <table:table-cell table:style-name="t2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27">Relative gamma radiation dose rate measure-ment</text:span> <text:span text:style-name="T5">error</text:span></text:p>
            <text:p text:style-name="P59"><text:span text:style-name="T56">θ</text:span><text:span text:style-name="T52">пр</text:span><text:span text:style-name="T46">i</text:span><text:span text:style-name="T54">,</text:span> %</text:p>
          </table:table-cell>
          <table:table-cell table:style-name="t22.B2" table:number-rows-spanned="3" office:value-type="string">
            <text:p text:style-name="P57"><text:span text:style-name="T5">Confidence limit of the intrinsic <text:s/>relative error</text:span> <text:span text:style-name="T28">Δ</text:span><text:span text:style-name="T46">i</text:span><text:span text:style-name="T5">,</text:span> % <text:span text:style-name="T5">during calibration</text:span></text:p>
          </table:table-cell>
          <table:table-cell table:style-name="t22.K2" table:number-rows-spanned="3" office:value-type="string">
            <text:p text:style-name="P53"><text:span text:style-name="T5">Limits of intrinsic relative error</text:span>, </text:p>
            <text:p text:style-name="P53">% </text:p>
            <text:p text:style-name="P55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5">Back-ground</text:span>, <text:span text:style-name="T6">nSv</text:span><text:span text:style-name="T42">/</text:span><text:span text:style-name="T6">h</text:span></text:p>
          </table:table-cell>
          <table:table-cell table:style-name="t22.D3" table:number-columns-spanned="3" office:value-type="string">
            <text:p text:style-name="P8"><text:span text:style-name="T5">Measured value</text:span> <text:span text:style-name="T42">Ḣ</text:span><text:span text:style-name="T37">*</text:span><text:span text:style-name="T46">i</text:span><text:span text:style-name="T70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6">i</text:span><text:span text:style-name="T70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2">H</text:span><text:span text:style-name="T44">1</text:span></text:p>
          </table:table-cell>
          <table:table-cell table:style-name="t22.D3" office:value-type="string">
            <text:p text:style-name="P8"><text:span text:style-name="T6">H</text:span><text:span text:style-name="T44">2</text:span></text:p>
          </table:table-cell>
          <table:table-cell table:style-name="t22.D3" office:value-type="string">
            <text:p text:style-name="P8"><text:span text:style-name="T6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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54">20</text:span></text:p>
          </table:table-cell>
        </table:table-row>
        <table:table-row>
          <table:table-cell table:style-name="t22.A5" office:value-type="string">
            <text:p text:style-name="P19">7 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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.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873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642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893cm" svg:y="-1.177cm" svg:width="18.787cm" svg:height="2.701cm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02T06:02:30.37</dc:date>
    <meta:print-date>2019-04-03T15:18:00</meta:print-date>
    <meta:editing-cycles>151</meta:editing-cycles>
    <meta:editing-duration>PT10H13M45S</meta:editing-duration>
    <meta:generator>OpenOffice/4.1.6$Win32 OpenOffice.org_project/416m1$Build-9790</meta:generator>
    <dc:creator>Squorpikkor </dc:creator>
    <meta:document-statistic meta:table-count="91" meta:image-count="1" meta:object-count="0" meta:page-count="10" meta:paragraph-count="1983" meta:word-count="3775" meta:character-count="20520"/>
  </office:meta>
</office:document-meta>
</file>